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66" draw:textarea-horizontal-align="center" draw:textarea-vertical-align="middle"/>
    </style:style>
    <style:style style:name="gr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.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5pt" style:font-size-asian="6pt" style:font-size-complex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text-position="super 58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0.6cm" svg:height="0.6cm" svg:x="4.8cm" svg:y="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6cm" svg:x="6cm" svg:y="3.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5cm" svg:height="0.6cm" svg:x="2.23cm" svg:y="3cm">
          <text:list text:style-name="L1">
            <text:list-item>
              <text:p text:style-name="P1"><text:span text:style-name="T2"><text:s/></text:span><text:span text:style-name="T3">8-bit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9.6cm" svg:y="4.4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4.8cm" svg:y="5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5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6cm" svg:x="6cm" svg:y="5.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9.6cm" svg:y="6.4cm">
          <text:p text:style-name="P1"><text:span text:style-name="T1">Data[7:0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14.6cm" svg:y="6.4cm">
          <text:p text:style-name="P1"><text:span text:style-name="T1">Data[15:8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5.6cm">
          <text:p text:style-name="P1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6.4cm">
          <text:p text:style-name="P1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3.6cm">
          <text:p text:style-name="P1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4.4cm">
          <text:p text:style-name="P1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5cm" svg:height="0.6cm" svg:x="2.31cm" svg:y="5.055cm">
          <text:list text:style-name="L1">
            <text:list-item>
              <text:p text:style-name="P1"><text:span text:style-name="T2"><text:s/></text:span><text:span text:style-name="T3">16-bit: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0.6cm" svg:height="0.6cm" svg:x="9.401cm" svg:y="10.7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201cm" svg:height="0.6cm" svg:x="4.6cm" svg:y="10.702cm">
            <text:p text:style-name="P4">oMSP core Address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6cm" svg:height="0.6cm" svg:x="4.001cm" svg:y="10.70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.25cm" svg:y1="11.702cm" svg:x2="3.4cm" svg:y2="11.702cm">
            <text:p/>
          </draw:line>
          <draw:line draw:style-name="gr7" draw:text-style-name="P1" draw:layer="layout" svg:x1="4.61cm" svg:y1="11.302cm" svg:x2="4.01cm" svg:y2="11.302cm">
            <text:p/>
          </draw:line>
          <draw:custom-shape draw:style-name="gr8" draw:text-style-name="P4" draw:layer="layout" svg:width="0.6cm" svg:height="0.6cm" svg:x="8.801cm" svg:y="10.7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099cm" svg:height="0.489cm" svg:x="3.825cm" svg:y="10.75cm">
            <draw:text-box>
              <text:p><text:span text:style-name="T4">Start</text:span></text:p>
            </draw:text-box>
          </draw:frame>
          <draw:frame draw:style-name="gr9" draw:text-style-name="P5" draw:layer="layout" svg:width="0.951cm" svg:height="0.489cm" svg:x="9.252cm" svg:y="10.751cm">
            <draw:text-box>
              <text:p><text:span text:style-name="T4">ACK</text:span></text:p>
            </draw:text-box>
          </draw:frame>
          <draw:frame draw:style-name="gr9" draw:text-style-name="P5" draw:layer="layout" svg:width="1.024cm" svg:height="0.489cm" svg:x="2.806cm" svg:y="12.255cm">
            <draw:text-box>
              <text:p><text:span text:style-name="T4">SCL</text:span></text:p>
            </draw:text-box>
          </draw:frame>
          <draw:frame draw:style-name="gr10" draw:text-style-name="P5" draw:layer="layout" svg:width="1.05cm" svg:height="0.489cm" svg:x="2.8cm" svg:y="11.642cm">
            <draw:text-box>
              <text:p><text:span text:style-name="T4">SDA</text:span></text:p>
            </draw:text-box>
          </draw:frame>
          <draw:frame draw:style-name="gr9" draw:text-style-name="P6" draw:layer="layout" svg:width="1.024cm" svg:height="0.45cm" svg:x="4.486cm" svg:y="10.327cm">
            <draw:text-box>
              <text:p text:style-name="P6">MSB</text:p>
            </draw:text-box>
          </draw:frame>
          <draw:frame draw:style-name="gr9" draw:text-style-name="P6" draw:layer="layout" svg:width="1.074cm" svg:height="0.45cm" svg:x="8.099cm" svg:y="10.328cm">
            <draw:text-box>
              <text:p text:style-name="P6">LSB</text:p>
            </draw:text-box>
          </draw:frame>
          <draw:frame draw:style-name="gr9" draw:text-style-name="P5" draw:layer="layout" svg:width="0.951cm" svg:height="0.489cm" svg:x="8.653cm" svg:y="10.756cm">
            <draw:text-box>
              <text:p><text:span text:style-name="T4">WR</text:span></text:p>
            </draw:text-box>
          </draw:frame>
          <draw:custom-shape draw:style-name="gr11" draw:text-style-name="P4" draw:layer="layout" svg:width="4.799cm" svg:height="0.6cm" svg:x="10.001cm" svg:y="10.702cm">
            <text:p text:style-name="P4">Command Frame</text:p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074cm" svg:height="0.45cm" svg:x="14.076cm" svg:y="10.328cm">
            <draw:text-box>
              <text:p text:style-name="P6">LSB</text:p>
            </draw:text-box>
          </draw:frame>
          <draw:frame draw:style-name="gr9" draw:text-style-name="P6" draw:layer="layout" svg:width="1.049cm" svg:height="0.45cm" svg:x="9.851cm" svg:y="10.328cm">
            <draw:text-box>
              <text:p text:style-name="P6">MSB</text:p>
            </draw:text-box>
          </draw:frame>
          <draw:custom-shape draw:style-name="gr3" draw:text-style-name="P4" draw:layer="layout" svg:width="0.6cm" svg:height="0.6cm" svg:x="14.801cm" svg:y="10.7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0.951cm" svg:height="0.489cm" svg:x="14.629cm" svg:y="10.752cm">
            <draw:text-box>
              <text:p><text:span text:style-name="T4">ACK</text:span></text:p>
            </draw:text-box>
          </draw:frame>
          <draw:frame draw:style-name="gr10" draw:text-style-name="P5" draw:layer="layout" svg:width="1.05cm" svg:height="0.496cm" svg:x="2.8cm" svg:y="10.771cm">
            <draw:text-box>
              <text:p><text:span text:style-name="T4">I</text:span><text:span text:style-name="T5">2</text:span><text:span text:style-name="T4">C</text:span></text:p>
            </draw:text-box>
          </draw:frame>
          <draw:line draw:style-name="gr6" draw:text-style-name="P1" draw:layer="layout" svg:x1="4.5cm" svg:y1="12.302cm" svg:x2="3.4cm" svg:y2="12.302cm">
            <text:p/>
          </draw:line>
          <draw:line draw:style-name="gr6" draw:text-style-name="P1" draw:layer="layout" svg:x1="4.25cm" svg:y1="11.702cm" svg:x2="4.25cm" svg:y2="12.102cm">
            <text:p/>
          </draw:line>
          <draw:line draw:style-name="gr6" draw:text-style-name="P1" draw:layer="layout" svg:x1="4.7cm" svg:y1="12.102cm" svg:x2="4.25cm" svg:y2="12.101cm">
            <text:p/>
          </draw:line>
          <draw:line draw:style-name="gr6" draw:text-style-name="P1" draw:layer="layout" svg:x1="4.504cm" svg:y1="12.302cm" svg:x2="4.504cm" svg:y2="12.702cm">
            <text:p/>
          </draw:line>
          <draw:line draw:style-name="gr6" draw:text-style-name="P1" draw:layer="layout" svg:x1="4.8cm" svg:y1="12.702cm" svg:x2="4.5cm" svg:y2="12.702cm">
            <text:p/>
          </draw:line>
          <draw:line draw:style-name="gr6" draw:text-style-name="P1" draw:layer="layout" svg:x1="4.8cm" svg:y1="12.702cm" svg:x2="4.8cm" svg:y2="12.302cm">
            <text:p/>
          </draw:line>
          <draw:line draw:style-name="gr6" draw:text-style-name="P1" draw:layer="layout" svg:x1="5cm" svg:y1="12.302cm" svg:x2="4.8cm" svg:y2="12.302cm">
            <text:p/>
          </draw:line>
          <draw:line draw:style-name="gr6" draw:text-style-name="P1" draw:layer="layout" svg:x1="5cm" svg:y1="12.302cm" svg:x2="5cm" svg:y2="12.702cm">
            <text:p/>
          </draw:line>
          <draw:line draw:style-name="gr6" draw:text-style-name="P1" draw:layer="layout" svg:x1="5.4cm" svg:y1="12.702cm" svg:x2="5cm" svg:y2="12.702cm">
            <text:p/>
          </draw:line>
          <draw:line draw:style-name="gr6" draw:text-style-name="P1" draw:layer="layout" svg:x1="5.4cm" svg:y1="12.702cm" svg:x2="5.4cm" svg:y2="12.302cm">
            <text:p/>
          </draw:line>
          <draw:line draw:style-name="gr6" draw:text-style-name="P1" draw:layer="layout" svg:x1="5.6cm" svg:y1="12.302cm" svg:x2="5.4cm" svg:y2="12.302cm">
            <text:p/>
          </draw:line>
          <draw:line draw:style-name="gr6" draw:text-style-name="P1" draw:layer="layout" svg:x1="5.6cm" svg:y1="12.302cm" svg:x2="5.6cm" svg:y2="12.702cm">
            <text:p/>
          </draw:line>
          <draw:line draw:style-name="gr6" draw:text-style-name="P1" draw:layer="layout" svg:x1="6cm" svg:y1="12.702cm" svg:x2="5.6cm" svg:y2="12.702cm">
            <text:p/>
          </draw:line>
          <draw:line draw:style-name="gr6" draw:text-style-name="P1" draw:layer="layout" svg:x1="6cm" svg:y1="12.702cm" svg:x2="6cm" svg:y2="12.302cm">
            <text:p/>
          </draw:line>
          <draw:line draw:style-name="gr6" draw:text-style-name="P1" draw:layer="layout" svg:x1="6.2cm" svg:y1="12.302cm" svg:x2="6cm" svg:y2="12.302cm">
            <text:p/>
          </draw:line>
          <draw:line draw:style-name="gr6" draw:text-style-name="P1" draw:layer="layout" svg:x1="6.2cm" svg:y1="12.302cm" svg:x2="6.2cm" svg:y2="12.702cm">
            <text:p/>
          </draw:line>
          <draw:line draw:style-name="gr6" draw:text-style-name="P1" draw:layer="layout" svg:x1="6.6cm" svg:y1="12.702cm" svg:x2="6.2cm" svg:y2="12.702cm">
            <text:p/>
          </draw:line>
          <draw:line draw:style-name="gr6" draw:text-style-name="P1" draw:layer="layout" svg:x1="6.6cm" svg:y1="12.702cm" svg:x2="6.6cm" svg:y2="12.302cm">
            <text:p/>
          </draw:line>
          <draw:line draw:style-name="gr6" draw:text-style-name="P1" draw:layer="layout" svg:x1="6.8cm" svg:y1="12.302cm" svg:x2="6.6cm" svg:y2="12.302cm">
            <text:p/>
          </draw:line>
          <draw:line draw:style-name="gr6" draw:text-style-name="P1" draw:layer="layout" svg:x1="6.8cm" svg:y1="12.302cm" svg:x2="6.8cm" svg:y2="12.702cm">
            <text:p/>
          </draw:line>
          <draw:line draw:style-name="gr6" draw:text-style-name="P1" draw:layer="layout" svg:x1="7.2cm" svg:y1="12.702cm" svg:x2="6.8cm" svg:y2="12.702cm">
            <text:p/>
          </draw:line>
          <draw:line draw:style-name="gr6" draw:text-style-name="P1" draw:layer="layout" svg:x1="7.2cm" svg:y1="12.702cm" svg:x2="7.2cm" svg:y2="12.302cm">
            <text:p/>
          </draw:line>
          <draw:line draw:style-name="gr6" draw:text-style-name="P1" draw:layer="layout" svg:x1="7.4cm" svg:y1="12.302cm" svg:x2="7.2cm" svg:y2="12.302cm">
            <text:p/>
          </draw:line>
          <draw:line draw:style-name="gr6" draw:text-style-name="P1" draw:layer="layout" svg:x1="7.4cm" svg:y1="12.302cm" svg:x2="7.4cm" svg:y2="12.702cm">
            <text:p/>
          </draw:line>
          <draw:line draw:style-name="gr6" draw:text-style-name="P1" draw:layer="layout" svg:x1="7.8cm" svg:y1="12.702cm" svg:x2="7.4cm" svg:y2="12.702cm">
            <text:p/>
          </draw:line>
          <draw:line draw:style-name="gr6" draw:text-style-name="P1" draw:layer="layout" svg:x1="7.8cm" svg:y1="12.702cm" svg:x2="7.8cm" svg:y2="12.302cm">
            <text:p/>
          </draw:line>
          <draw:line draw:style-name="gr6" draw:text-style-name="P1" draw:layer="layout" svg:x1="8cm" svg:y1="12.302cm" svg:x2="7.8cm" svg:y2="12.302cm">
            <text:p/>
          </draw:line>
          <draw:line draw:style-name="gr6" draw:text-style-name="P1" draw:layer="layout" svg:x1="8cm" svg:y1="12.302cm" svg:x2="8cm" svg:y2="12.702cm">
            <text:p/>
          </draw:line>
          <draw:line draw:style-name="gr6" draw:text-style-name="P1" draw:layer="layout" svg:x1="8.4cm" svg:y1="12.702cm" svg:x2="8cm" svg:y2="12.702cm">
            <text:p/>
          </draw:line>
          <draw:line draw:style-name="gr6" draw:text-style-name="P1" draw:layer="layout" svg:x1="8.4cm" svg:y1="12.702cm" svg:x2="8.4cm" svg:y2="12.302cm">
            <text:p/>
          </draw:line>
          <draw:line draw:style-name="gr6" draw:text-style-name="P1" draw:layer="layout" svg:x1="8.6cm" svg:y1="12.302cm" svg:x2="8.4cm" svg:y2="12.302cm">
            <text:p/>
          </draw:line>
          <draw:line draw:style-name="gr6" draw:text-style-name="P1" draw:layer="layout" svg:x1="8.6cm" svg:y1="12.302cm" svg:x2="8.6cm" svg:y2="12.702cm">
            <text:p/>
          </draw:line>
          <draw:line draw:style-name="gr6" draw:text-style-name="P1" draw:layer="layout" svg:x1="9cm" svg:y1="12.702cm" svg:x2="8.6cm" svg:y2="12.702cm">
            <text:p/>
          </draw:line>
          <draw:line draw:style-name="gr6" draw:text-style-name="P1" draw:layer="layout" svg:x1="9cm" svg:y1="12.702cm" svg:x2="9cm" svg:y2="12.302cm">
            <text:p/>
          </draw:line>
          <draw:line draw:style-name="gr6" draw:text-style-name="P1" draw:layer="layout" svg:x1="9.2cm" svg:y1="12.302cm" svg:x2="9cm" svg:y2="12.302cm">
            <text:p/>
          </draw:line>
          <draw:line draw:style-name="gr6" draw:text-style-name="P1" draw:layer="layout" svg:x1="9.2cm" svg:y1="12.302cm" svg:x2="9.2cm" svg:y2="12.702cm">
            <text:p/>
          </draw:line>
          <draw:line draw:style-name="gr6" draw:text-style-name="P1" draw:layer="layout" svg:x1="9.6cm" svg:y1="12.702cm" svg:x2="9.2cm" svg:y2="12.702cm">
            <text:p/>
          </draw:line>
          <draw:line draw:style-name="gr6" draw:text-style-name="P1" draw:layer="layout" svg:x1="9.6cm" svg:y1="12.702cm" svg:x2="9.6cm" svg:y2="12.302cm">
            <text:p/>
          </draw:line>
          <draw:line draw:style-name="gr6" draw:text-style-name="P1" draw:layer="layout" svg:x1="9.8cm" svg:y1="12.302cm" svg:x2="9.6cm" svg:y2="12.302cm">
            <text:p/>
          </draw:line>
          <draw:line draw:style-name="gr6" draw:text-style-name="P1" draw:layer="layout" svg:x1="9.8cm" svg:y1="12.302cm" svg:x2="9.8cm" svg:y2="12.702cm">
            <text:p/>
          </draw:line>
          <draw:line draw:style-name="gr6" draw:text-style-name="P1" draw:layer="layout" svg:x1="10.2cm" svg:y1="12.702cm" svg:x2="9.8cm" svg:y2="12.702cm">
            <text:p/>
          </draw:line>
          <draw:line draw:style-name="gr6" draw:text-style-name="P1" draw:layer="layout" svg:x1="10.2cm" svg:y1="12.702cm" svg:x2="10.2cm" svg:y2="12.302cm">
            <text:p/>
          </draw:line>
          <draw:line draw:style-name="gr6" draw:text-style-name="P1" draw:layer="layout" svg:x1="10.4cm" svg:y1="12.302cm" svg:x2="10.2cm" svg:y2="12.302cm">
            <text:p/>
          </draw:line>
          <draw:line draw:style-name="gr6" draw:text-style-name="P1" draw:layer="layout" svg:x1="10.4cm" svg:y1="12.302cm" svg:x2="10.4cm" svg:y2="12.702cm">
            <text:p/>
          </draw:line>
          <draw:line draw:style-name="gr6" draw:text-style-name="P1" draw:layer="layout" svg:x1="10.8cm" svg:y1="12.702cm" svg:x2="10.4cm" svg:y2="12.702cm">
            <text:p/>
          </draw:line>
          <draw:line draw:style-name="gr6" draw:text-style-name="P1" draw:layer="layout" svg:x1="10.8cm" svg:y1="12.702cm" svg:x2="10.8cm" svg:y2="12.302cm">
            <text:p/>
          </draw:line>
          <draw:line draw:style-name="gr6" draw:text-style-name="P1" draw:layer="layout" svg:x1="11cm" svg:y1="12.302cm" svg:x2="10.8cm" svg:y2="12.302cm">
            <text:p/>
          </draw:line>
          <draw:line draw:style-name="gr6" draw:text-style-name="P1" draw:layer="layout" svg:x1="11cm" svg:y1="12.302cm" svg:x2="11cm" svg:y2="12.702cm">
            <text:p/>
          </draw:line>
          <draw:line draw:style-name="gr6" draw:text-style-name="P1" draw:layer="layout" svg:x1="11.4cm" svg:y1="12.702cm" svg:x2="11cm" svg:y2="12.702cm">
            <text:p/>
          </draw:line>
          <draw:line draw:style-name="gr6" draw:text-style-name="P1" draw:layer="layout" svg:x1="11.4cm" svg:y1="12.702cm" svg:x2="11.4cm" svg:y2="12.302cm">
            <text:p/>
          </draw:line>
          <draw:line draw:style-name="gr6" draw:text-style-name="P1" draw:layer="layout" svg:x1="11.6cm" svg:y1="12.302cm" svg:x2="11.4cm" svg:y2="12.302cm">
            <text:p/>
          </draw:line>
          <draw:line draw:style-name="gr6" draw:text-style-name="P1" draw:layer="layout" svg:x1="11.6cm" svg:y1="12.302cm" svg:x2="11.6cm" svg:y2="12.702cm">
            <text:p/>
          </draw:line>
          <draw:line draw:style-name="gr6" draw:text-style-name="P1" draw:layer="layout" svg:x1="12cm" svg:y1="12.702cm" svg:x2="11.6cm" svg:y2="12.702cm">
            <text:p/>
          </draw:line>
          <draw:line draw:style-name="gr6" draw:text-style-name="P1" draw:layer="layout" svg:x1="12cm" svg:y1="12.702cm" svg:x2="12cm" svg:y2="12.302cm">
            <text:p/>
          </draw:line>
          <draw:line draw:style-name="gr6" draw:text-style-name="P1" draw:layer="layout" svg:x1="12.2cm" svg:y1="12.302cm" svg:x2="12cm" svg:y2="12.302cm">
            <text:p/>
          </draw:line>
          <draw:line draw:style-name="gr6" draw:text-style-name="P1" draw:layer="layout" svg:x1="12.2cm" svg:y1="12.302cm" svg:x2="12.2cm" svg:y2="12.702cm">
            <text:p/>
          </draw:line>
          <draw:line draw:style-name="gr6" draw:text-style-name="P1" draw:layer="layout" svg:x1="12.6cm" svg:y1="12.702cm" svg:x2="12.2cm" svg:y2="12.702cm">
            <text:p/>
          </draw:line>
          <draw:line draw:style-name="gr6" draw:text-style-name="P1" draw:layer="layout" svg:x1="12.6cm" svg:y1="12.702cm" svg:x2="12.6cm" svg:y2="12.302cm">
            <text:p/>
          </draw:line>
          <draw:line draw:style-name="gr6" draw:text-style-name="P1" draw:layer="layout" svg:x1="12.8cm" svg:y1="12.302cm" svg:x2="12.6cm" svg:y2="12.302cm">
            <text:p/>
          </draw:line>
          <draw:line draw:style-name="gr6" draw:text-style-name="P1" draw:layer="layout" svg:x1="12.8cm" svg:y1="12.302cm" svg:x2="12.8cm" svg:y2="12.702cm">
            <text:p/>
          </draw:line>
          <draw:line draw:style-name="gr6" draw:text-style-name="P1" draw:layer="layout" svg:x1="13.2cm" svg:y1="12.702cm" svg:x2="12.8cm" svg:y2="12.702cm">
            <text:p/>
          </draw:line>
          <draw:line draw:style-name="gr6" draw:text-style-name="P1" draw:layer="layout" svg:x1="13.2cm" svg:y1="12.702cm" svg:x2="13.2cm" svg:y2="12.302cm">
            <text:p/>
          </draw:line>
          <draw:line draw:style-name="gr6" draw:text-style-name="P1" draw:layer="layout" svg:x1="13.4cm" svg:y1="12.302cm" svg:x2="13.2cm" svg:y2="12.302cm">
            <text:p/>
          </draw:line>
          <draw:line draw:style-name="gr6" draw:text-style-name="P1" draw:layer="layout" svg:x1="13.4cm" svg:y1="12.302cm" svg:x2="13.4cm" svg:y2="12.702cm">
            <text:p/>
          </draw:line>
          <draw:line draw:style-name="gr6" draw:text-style-name="P1" draw:layer="layout" svg:x1="13.8cm" svg:y1="12.702cm" svg:x2="13.4cm" svg:y2="12.702cm">
            <text:p/>
          </draw:line>
          <draw:line draw:style-name="gr6" draw:text-style-name="P1" draw:layer="layout" svg:x1="13.8cm" svg:y1="12.702cm" svg:x2="13.8cm" svg:y2="12.302cm">
            <text:p/>
          </draw:line>
          <draw:line draw:style-name="gr6" draw:text-style-name="P1" draw:layer="layout" svg:x1="14cm" svg:y1="12.302cm" svg:x2="13.8cm" svg:y2="12.302cm">
            <text:p/>
          </draw:line>
          <draw:line draw:style-name="gr6" draw:text-style-name="P1" draw:layer="layout" svg:x1="14cm" svg:y1="12.302cm" svg:x2="14cm" svg:y2="12.702cm">
            <text:p/>
          </draw:line>
          <draw:line draw:style-name="gr6" draw:text-style-name="P1" draw:layer="layout" svg:x1="14.4cm" svg:y1="12.702cm" svg:x2="14cm" svg:y2="12.702cm">
            <text:p/>
          </draw:line>
          <draw:line draw:style-name="gr6" draw:text-style-name="P1" draw:layer="layout" svg:x1="14.4cm" svg:y1="12.702cm" svg:x2="14.4cm" svg:y2="12.302cm">
            <text:p/>
          </draw:line>
          <draw:line draw:style-name="gr6" draw:text-style-name="P1" draw:layer="layout" svg:x1="14.6cm" svg:y1="12.302cm" svg:x2="14.4cm" svg:y2="12.302cm">
            <text:p/>
          </draw:line>
          <draw:line draw:style-name="gr6" draw:text-style-name="P1" draw:layer="layout" svg:x1="14.6cm" svg:y1="12.302cm" svg:x2="14.6cm" svg:y2="12.702cm">
            <text:p/>
          </draw:line>
          <draw:line draw:style-name="gr6" draw:text-style-name="P1" draw:layer="layout" svg:x1="15cm" svg:y1="12.702cm" svg:x2="14.6cm" svg:y2="12.702cm">
            <text:p/>
          </draw:line>
          <draw:line draw:style-name="gr6" draw:text-style-name="P1" draw:layer="layout" svg:x1="15cm" svg:y1="12.702cm" svg:x2="15cm" svg:y2="12.302cm">
            <text:p/>
          </draw:line>
          <draw:line draw:style-name="gr6" draw:text-style-name="P1" draw:layer="layout" svg:x1="15.2cm" svg:y1="12.302cm" svg:x2="15cm" svg:y2="12.302cm">
            <text:p/>
          </draw:line>
          <draw:line draw:style-name="gr6" draw:text-style-name="P1" draw:layer="layout" svg:x1="15.2cm" svg:y1="12.302cm" svg:x2="15.2cm" svg:y2="12.702cm">
            <text:p/>
          </draw:line>
          <draw:line draw:style-name="gr6" draw:text-style-name="P1" draw:layer="layout" svg:x1="15.5cm" svg:y1="12.702cm" svg:x2="15.2cm" svg:y2="12.702cm">
            <text:p/>
          </draw:line>
          <draw:custom-shape draw:style-name="gr1" draw:text-style-name="P7" draw:layer="layout" svg:width="0.6cm" svg:height="0.4cm" svg:x="4.6cm" svg:y="11.702cm">
            <text:p text:style-name="P7"><text:span text:style-name="T4">A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5.2cm" svg:y="11.702cm">
            <text:p text:style-name="P7"><text:span text:style-name="T4">A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5.8cm" svg:y="11.702cm">
            <text:p text:style-name="P7"><text:span text:style-name="T4">A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6.4cm" svg:y="11.702cm">
            <text:p text:style-name="P7"><text:span text:style-name="T4">A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7cm" svg:y="11.702cm">
            <text:p text:style-name="P7"><text:span text:style-name="T4">A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7.6cm" svg:y="11.702cm">
            <text:p text:style-name="P7"><text:span text:style-name="T4">A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8.2cm" svg:y="11.702cm">
            <text:p text:style-name="P7"><text:span text:style-name="T4">A0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5.35cm" svg:y1="12.1cm" svg:x2="14.75cm" svg:y2="12.101cm">
            <text:p/>
          </draw:line>
          <draw:line draw:style-name="gr6" draw:text-style-name="P1" draw:layer="layout" svg:x1="10.6cm" svg:y1="12.1cm" svg:x2="8.75cm" svg:y2="12.102cm">
            <text:p/>
          </draw:line>
          <draw:custom-shape draw:style-name="gr1" draw:text-style-name="P7" draw:layer="layout" svg:width="3.6cm" svg:height="0.4cm" svg:x="11.2cm" svg:y="11.702cm">
            <text:p text:style-name="P7"><text:span text:style-name="T4">Address</text:span>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1.8cm" svg:y1="11.701cm" svg:x2="11.8cm" svg:y2="12.101cm">
            <text:p/>
          </draw:line>
          <draw:line draw:style-name="gr12" draw:text-style-name="P1" draw:layer="layout" svg:x1="12.4cm" svg:y1="11.701cm" svg:x2="12.4cm" svg:y2="12.101cm">
            <text:p/>
          </draw:line>
          <draw:line draw:style-name="gr12" draw:text-style-name="P1" draw:layer="layout" svg:x1="13cm" svg:y1="11.701cm" svg:x2="13cm" svg:y2="12.101cm">
            <text:p/>
          </draw:line>
          <draw:line draw:style-name="gr12" draw:text-style-name="P1" draw:layer="layout" svg:x1="13.6cm" svg:y1="11.701cm" svg:x2="13.6cm" svg:y2="12.101cm">
            <text:p/>
          </draw:line>
          <draw:line draw:style-name="gr12" draw:text-style-name="P1" draw:layer="layout" svg:x1="14.2cm" svg:y1="11.701cm" svg:x2="14.2cm" svg:y2="12.101cm">
            <text:p/>
          </draw:line>
          <draw:custom-shape draw:style-name="gr3" draw:text-style-name="P4" draw:layer="layout" svg:width="0.6cm" svg:height="0.6cm" svg:x="20.802cm" svg:y="10.7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201cm" svg:height="0.6cm" svg:x="16.001cm" svg:y="10.703cm">
            <text:p text:style-name="P4">oMSP core Address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6cm" svg:height="0.6cm" svg:x="15.402cm" svg:y="10.70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6.011cm" svg:y1="11.303cm" svg:x2="15.411cm" svg:y2="11.303cm">
            <text:p/>
          </draw:line>
          <draw:custom-shape draw:style-name="gr8" draw:text-style-name="P4" draw:layer="layout" svg:width="0.6cm" svg:height="0.6cm" svg:x="20.202cm" svg:y="10.7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099cm" svg:height="0.727cm" svg:x="15.226cm" svg:y="10.666cm">
            <draw:text-box>
              <text:p><text:span text:style-name="T4">Rep.</text:span></text:p>
              <text:p><text:span text:style-name="T4">Start</text:span></text:p>
            </draw:text-box>
          </draw:frame>
          <draw:frame draw:style-name="gr9" draw:text-style-name="P5" draw:layer="layout" svg:width="0.951cm" svg:height="0.489cm" svg:x="20.653cm" svg:y="10.752cm">
            <draw:text-box>
              <text:p><text:span text:style-name="T4">ACK</text:span></text:p>
            </draw:text-box>
          </draw:frame>
          <draw:frame draw:style-name="gr9" draw:text-style-name="P6" draw:layer="layout" svg:width="1.024cm" svg:height="0.45cm" svg:x="15.887cm" svg:y="10.328cm">
            <draw:text-box>
              <text:p text:style-name="P6">MSB</text:p>
            </draw:text-box>
          </draw:frame>
          <draw:frame draw:style-name="gr9" draw:text-style-name="P6" draw:layer="layout" svg:width="1.074cm" svg:height="0.45cm" svg:x="19.5cm" svg:y="10.329cm">
            <draw:text-box>
              <text:p text:style-name="P6">LSB</text:p>
            </draw:text-box>
          </draw:frame>
          <draw:frame draw:style-name="gr9" draw:text-style-name="P5" draw:layer="layout" svg:width="0.951cm" svg:height="0.489cm" svg:x="20.105cm" svg:y="10.757cm">
            <draw:text-box>
              <text:p><text:span text:style-name="T4">RD</text:span></text:p>
            </draw:text-box>
          </draw:frame>
          <draw:custom-shape draw:style-name="gr11" draw:text-style-name="P4" draw:layer="layout" svg:width="4.799cm" svg:height="0.6cm" svg:x="21.402cm" svg:y="10.703cm">
            <text:p text:style-name="P4">Read Data</text:p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074cm" svg:height="0.45cm" svg:x="25.477cm" svg:y="10.329cm">
            <draw:text-box>
              <text:p text:style-name="P6">LSB</text:p>
            </draw:text-box>
          </draw:frame>
          <draw:frame draw:style-name="gr9" draw:text-style-name="P6" draw:layer="layout" svg:width="1.049cm" svg:height="0.45cm" svg:x="21.252cm" svg:y="10.329cm">
            <draw:text-box>
              <text:p text:style-name="P6">MSB</text:p>
            </draw:text-box>
          </draw:frame>
          <draw:custom-shape draw:style-name="gr3" draw:text-style-name="P4" draw:layer="layout" svg:width="0.6cm" svg:height="0.6cm" svg:x="26.202cm" svg:y="10.7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12cm" svg:height="0.489cm" svg:x="25.962cm" svg:y="10.753cm">
            <draw:text-box>
              <text:p><text:span text:style-name="T4">NACK</text:span></text:p>
            </draw:text-box>
          </draw:frame>
          <draw:custom-shape draw:style-name="gr13" draw:text-style-name="P4" draw:layer="layout" svg:width="0.6cm" svg:height="0.6cm" svg:x="26.802cm" svg:y="10.7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12cm" svg:height="0.489cm" svg:x="26.647cm" svg:y="10.753cm">
            <draw:text-box>
              <text:p><text:span text:style-name="T4">Stop</text:span></text:p>
            </draw:text-box>
          </draw:frame>
          <draw:line draw:style-name="gr6" draw:text-style-name="P1" draw:layer="layout" svg:x1="15.75cm" svg:y1="11.7cm" svg:x2="15.35cm" svg:y2="11.7cm">
            <text:p/>
          </draw:line>
          <draw:line draw:style-name="gr6" draw:text-style-name="P1" draw:layer="layout" svg:x1="15.9cm" svg:y1="12.303cm" svg:x2="15.5cm" svg:y2="12.3cm">
            <text:p/>
          </draw:line>
          <draw:line draw:style-name="gr6" draw:text-style-name="P1" draw:layer="layout" svg:x1="15.746cm" svg:y1="11.703cm" svg:x2="15.746cm" svg:y2="12.103cm">
            <text:p/>
          </draw:line>
          <draw:line draw:style-name="gr6" draw:text-style-name="P1" draw:layer="layout" svg:x1="16.1cm" svg:y1="12.103cm" svg:x2="15.75cm" svg:y2="12.1cm">
            <text:p/>
          </draw:line>
          <draw:line draw:style-name="gr6" draw:text-style-name="P1" draw:layer="layout" svg:x1="15.904cm" svg:y1="12.303cm" svg:x2="15.904cm" svg:y2="12.703cm">
            <text:p/>
          </draw:line>
          <draw:line draw:style-name="gr6" draw:text-style-name="P1" draw:layer="layout" svg:x1="16.2cm" svg:y1="12.703cm" svg:x2="15.9cm" svg:y2="12.703cm">
            <text:p/>
          </draw:line>
          <draw:line draw:style-name="gr6" draw:text-style-name="P1" draw:layer="layout" svg:x1="16.2cm" svg:y1="12.703cm" svg:x2="16.2cm" svg:y2="12.303cm">
            <text:p/>
          </draw:line>
          <draw:line draw:style-name="gr6" draw:text-style-name="P1" draw:layer="layout" svg:x1="16.4cm" svg:y1="12.303cm" svg:x2="16.2cm" svg:y2="12.303cm">
            <text:p/>
          </draw:line>
          <draw:line draw:style-name="gr6" draw:text-style-name="P1" draw:layer="layout" svg:x1="16.4cm" svg:y1="12.303cm" svg:x2="16.4cm" svg:y2="12.703cm">
            <text:p/>
          </draw:line>
          <draw:line draw:style-name="gr6" draw:text-style-name="P1" draw:layer="layout" svg:x1="16.8cm" svg:y1="12.703cm" svg:x2="16.4cm" svg:y2="12.703cm">
            <text:p/>
          </draw:line>
          <draw:line draw:style-name="gr6" draw:text-style-name="P1" draw:layer="layout" svg:x1="16.8cm" svg:y1="12.703cm" svg:x2="16.8cm" svg:y2="12.303cm">
            <text:p/>
          </draw:line>
          <draw:line draw:style-name="gr6" draw:text-style-name="P1" draw:layer="layout" svg:x1="17cm" svg:y1="12.303cm" svg:x2="16.8cm" svg:y2="12.303cm">
            <text:p/>
          </draw:line>
          <draw:line draw:style-name="gr6" draw:text-style-name="P1" draw:layer="layout" svg:x1="17cm" svg:y1="12.303cm" svg:x2="17cm" svg:y2="12.703cm">
            <text:p/>
          </draw:line>
          <draw:line draw:style-name="gr6" draw:text-style-name="P1" draw:layer="layout" svg:x1="17.4cm" svg:y1="12.703cm" svg:x2="17cm" svg:y2="12.703cm">
            <text:p/>
          </draw:line>
          <draw:line draw:style-name="gr6" draw:text-style-name="P1" draw:layer="layout" svg:x1="17.4cm" svg:y1="12.703cm" svg:x2="17.4cm" svg:y2="12.303cm">
            <text:p/>
          </draw:line>
          <draw:line draw:style-name="gr6" draw:text-style-name="P1" draw:layer="layout" svg:x1="17.6cm" svg:y1="12.303cm" svg:x2="17.4cm" svg:y2="12.303cm">
            <text:p/>
          </draw:line>
          <draw:line draw:style-name="gr6" draw:text-style-name="P1" draw:layer="layout" svg:x1="17.6cm" svg:y1="12.303cm" svg:x2="17.6cm" svg:y2="12.703cm">
            <text:p/>
          </draw:line>
          <draw:line draw:style-name="gr6" draw:text-style-name="P1" draw:layer="layout" svg:x1="18cm" svg:y1="12.703cm" svg:x2="17.6cm" svg:y2="12.703cm">
            <text:p/>
          </draw:line>
          <draw:line draw:style-name="gr6" draw:text-style-name="P1" draw:layer="layout" svg:x1="18cm" svg:y1="12.703cm" svg:x2="18cm" svg:y2="12.303cm">
            <text:p/>
          </draw:line>
          <draw:line draw:style-name="gr6" draw:text-style-name="P1" draw:layer="layout" svg:x1="18.2cm" svg:y1="12.303cm" svg:x2="18cm" svg:y2="12.303cm">
            <text:p/>
          </draw:line>
          <draw:line draw:style-name="gr6" draw:text-style-name="P1" draw:layer="layout" svg:x1="18.2cm" svg:y1="12.303cm" svg:x2="18.2cm" svg:y2="12.703cm">
            <text:p/>
          </draw:line>
          <draw:line draw:style-name="gr6" draw:text-style-name="P1" draw:layer="layout" svg:x1="18.6cm" svg:y1="12.703cm" svg:x2="18.2cm" svg:y2="12.703cm">
            <text:p/>
          </draw:line>
          <draw:line draw:style-name="gr6" draw:text-style-name="P1" draw:layer="layout" svg:x1="18.6cm" svg:y1="12.703cm" svg:x2="18.6cm" svg:y2="12.303cm">
            <text:p/>
          </draw:line>
          <draw:line draw:style-name="gr6" draw:text-style-name="P1" draw:layer="layout" svg:x1="18.8cm" svg:y1="12.303cm" svg:x2="18.6cm" svg:y2="12.303cm">
            <text:p/>
          </draw:line>
          <draw:line draw:style-name="gr6" draw:text-style-name="P1" draw:layer="layout" svg:x1="18.8cm" svg:y1="12.303cm" svg:x2="18.8cm" svg:y2="12.703cm">
            <text:p/>
          </draw:line>
          <draw:line draw:style-name="gr6" draw:text-style-name="P1" draw:layer="layout" svg:x1="19.2cm" svg:y1="12.703cm" svg:x2="18.8cm" svg:y2="12.703cm">
            <text:p/>
          </draw:line>
          <draw:line draw:style-name="gr6" draw:text-style-name="P1" draw:layer="layout" svg:x1="19.2cm" svg:y1="12.703cm" svg:x2="19.2cm" svg:y2="12.303cm">
            <text:p/>
          </draw:line>
          <draw:line draw:style-name="gr6" draw:text-style-name="P1" draw:layer="layout" svg:x1="19.4cm" svg:y1="12.303cm" svg:x2="19.2cm" svg:y2="12.303cm">
            <text:p/>
          </draw:line>
          <draw:line draw:style-name="gr6" draw:text-style-name="P1" draw:layer="layout" svg:x1="19.4cm" svg:y1="12.303cm" svg:x2="19.4cm" svg:y2="12.703cm">
            <text:p/>
          </draw:line>
          <draw:line draw:style-name="gr6" draw:text-style-name="P1" draw:layer="layout" svg:x1="19.8cm" svg:y1="12.703cm" svg:x2="19.4cm" svg:y2="12.703cm">
            <text:p/>
          </draw:line>
          <draw:line draw:style-name="gr6" draw:text-style-name="P1" draw:layer="layout" svg:x1="19.8cm" svg:y1="12.703cm" svg:x2="19.8cm" svg:y2="12.303cm">
            <text:p/>
          </draw:line>
          <draw:line draw:style-name="gr6" draw:text-style-name="P1" draw:layer="layout" svg:x1="20cm" svg:y1="12.303cm" svg:x2="19.8cm" svg:y2="12.303cm">
            <text:p/>
          </draw:line>
          <draw:line draw:style-name="gr6" draw:text-style-name="P1" draw:layer="layout" svg:x1="20cm" svg:y1="12.303cm" svg:x2="20cm" svg:y2="12.703cm">
            <text:p/>
          </draw:line>
          <draw:line draw:style-name="gr6" draw:text-style-name="P1" draw:layer="layout" svg:x1="20.4cm" svg:y1="12.703cm" svg:x2="20cm" svg:y2="12.703cm">
            <text:p/>
          </draw:line>
          <draw:line draw:style-name="gr6" draw:text-style-name="P1" draw:layer="layout" svg:x1="20.4cm" svg:y1="12.703cm" svg:x2="20.4cm" svg:y2="12.303cm">
            <text:p/>
          </draw:line>
          <draw:line draw:style-name="gr6" draw:text-style-name="P1" draw:layer="layout" svg:x1="20.6cm" svg:y1="12.303cm" svg:x2="20.4cm" svg:y2="12.303cm">
            <text:p/>
          </draw:line>
          <draw:line draw:style-name="gr6" draw:text-style-name="P1" draw:layer="layout" svg:x1="20.6cm" svg:y1="12.303cm" svg:x2="20.6cm" svg:y2="12.703cm">
            <text:p/>
          </draw:line>
          <draw:line draw:style-name="gr6" draw:text-style-name="P1" draw:layer="layout" svg:x1="21cm" svg:y1="12.703cm" svg:x2="20.6cm" svg:y2="12.703cm">
            <text:p/>
          </draw:line>
          <draw:line draw:style-name="gr6" draw:text-style-name="P1" draw:layer="layout" svg:x1="21cm" svg:y1="12.703cm" svg:x2="21cm" svg:y2="12.303cm">
            <text:p/>
          </draw:line>
          <draw:line draw:style-name="gr6" draw:text-style-name="P1" draw:layer="layout" svg:x1="21.2cm" svg:y1="12.303cm" svg:x2="21cm" svg:y2="12.303cm">
            <text:p/>
          </draw:line>
          <draw:line draw:style-name="gr6" draw:text-style-name="P1" draw:layer="layout" svg:x1="21.2cm" svg:y1="12.303cm" svg:x2="21.2cm" svg:y2="12.703cm">
            <text:p/>
          </draw:line>
          <draw:line draw:style-name="gr6" draw:text-style-name="P1" draw:layer="layout" svg:x1="21.6cm" svg:y1="12.703cm" svg:x2="21.2cm" svg:y2="12.703cm">
            <text:p/>
          </draw:line>
          <draw:line draw:style-name="gr6" draw:text-style-name="P1" draw:layer="layout" svg:x1="21.6cm" svg:y1="12.703cm" svg:x2="21.6cm" svg:y2="12.303cm">
            <text:p/>
          </draw:line>
          <draw:line draw:style-name="gr6" draw:text-style-name="P1" draw:layer="layout" svg:x1="21.8cm" svg:y1="12.303cm" svg:x2="21.6cm" svg:y2="12.303cm">
            <text:p/>
          </draw:line>
          <draw:line draw:style-name="gr6" draw:text-style-name="P1" draw:layer="layout" svg:x1="21.8cm" svg:y1="12.303cm" svg:x2="21.8cm" svg:y2="12.703cm">
            <text:p/>
          </draw:line>
          <draw:line draw:style-name="gr6" draw:text-style-name="P1" draw:layer="layout" svg:x1="22.2cm" svg:y1="12.703cm" svg:x2="21.8cm" svg:y2="12.703cm">
            <text:p/>
          </draw:line>
          <draw:line draw:style-name="gr6" draw:text-style-name="P1" draw:layer="layout" svg:x1="22.2cm" svg:y1="12.703cm" svg:x2="22.2cm" svg:y2="12.303cm">
            <text:p/>
          </draw:line>
          <draw:line draw:style-name="gr6" draw:text-style-name="P1" draw:layer="layout" svg:x1="22.4cm" svg:y1="12.303cm" svg:x2="22.2cm" svg:y2="12.303cm">
            <text:p/>
          </draw:line>
          <draw:line draw:style-name="gr6" draw:text-style-name="P1" draw:layer="layout" svg:x1="22.4cm" svg:y1="12.303cm" svg:x2="22.4cm" svg:y2="12.703cm">
            <text:p/>
          </draw:line>
          <draw:line draw:style-name="gr6" draw:text-style-name="P1" draw:layer="layout" svg:x1="22.8cm" svg:y1="12.703cm" svg:x2="22.4cm" svg:y2="12.703cm">
            <text:p/>
          </draw:line>
          <draw:line draw:style-name="gr6" draw:text-style-name="P1" draw:layer="layout" svg:x1="22.8cm" svg:y1="12.703cm" svg:x2="22.8cm" svg:y2="12.303cm">
            <text:p/>
          </draw:line>
          <draw:line draw:style-name="gr6" draw:text-style-name="P1" draw:layer="layout" svg:x1="23cm" svg:y1="12.303cm" svg:x2="22.8cm" svg:y2="12.303cm">
            <text:p/>
          </draw:line>
          <draw:line draw:style-name="gr6" draw:text-style-name="P1" draw:layer="layout" svg:x1="23cm" svg:y1="12.303cm" svg:x2="23cm" svg:y2="12.703cm">
            <text:p/>
          </draw:line>
          <draw:line draw:style-name="gr6" draw:text-style-name="P1" draw:layer="layout" svg:x1="23.4cm" svg:y1="12.703cm" svg:x2="23cm" svg:y2="12.703cm">
            <text:p/>
          </draw:line>
          <draw:line draw:style-name="gr6" draw:text-style-name="P1" draw:layer="layout" svg:x1="23.4cm" svg:y1="12.703cm" svg:x2="23.4cm" svg:y2="12.303cm">
            <text:p/>
          </draw:line>
          <draw:line draw:style-name="gr6" draw:text-style-name="P1" draw:layer="layout" svg:x1="23.6cm" svg:y1="12.303cm" svg:x2="23.4cm" svg:y2="12.303cm">
            <text:p/>
          </draw:line>
          <draw:line draw:style-name="gr6" draw:text-style-name="P1" draw:layer="layout" svg:x1="23.6cm" svg:y1="12.303cm" svg:x2="23.6cm" svg:y2="12.703cm">
            <text:p/>
          </draw:line>
          <draw:line draw:style-name="gr6" draw:text-style-name="P1" draw:layer="layout" svg:x1="24cm" svg:y1="12.703cm" svg:x2="23.6cm" svg:y2="12.703cm">
            <text:p/>
          </draw:line>
          <draw:line draw:style-name="gr6" draw:text-style-name="P1" draw:layer="layout" svg:x1="24cm" svg:y1="12.703cm" svg:x2="24cm" svg:y2="12.303cm">
            <text:p/>
          </draw:line>
          <draw:line draw:style-name="gr6" draw:text-style-name="P1" draw:layer="layout" svg:x1="24.2cm" svg:y1="12.303cm" svg:x2="24cm" svg:y2="12.303cm">
            <text:p/>
          </draw:line>
          <draw:line draw:style-name="gr6" draw:text-style-name="P1" draw:layer="layout" svg:x1="24.2cm" svg:y1="12.303cm" svg:x2="24.2cm" svg:y2="12.703cm">
            <text:p/>
          </draw:line>
          <draw:line draw:style-name="gr6" draw:text-style-name="P1" draw:layer="layout" svg:x1="24.6cm" svg:y1="12.703cm" svg:x2="24.2cm" svg:y2="12.703cm">
            <text:p/>
          </draw:line>
          <draw:line draw:style-name="gr6" draw:text-style-name="P1" draw:layer="layout" svg:x1="24.6cm" svg:y1="12.703cm" svg:x2="24.6cm" svg:y2="12.303cm">
            <text:p/>
          </draw:line>
          <draw:line draw:style-name="gr6" draw:text-style-name="P1" draw:layer="layout" svg:x1="24.8cm" svg:y1="12.303cm" svg:x2="24.6cm" svg:y2="12.303cm">
            <text:p/>
          </draw:line>
          <draw:line draw:style-name="gr6" draw:text-style-name="P1" draw:layer="layout" svg:x1="24.8cm" svg:y1="12.303cm" svg:x2="24.8cm" svg:y2="12.703cm">
            <text:p/>
          </draw:line>
          <draw:line draw:style-name="gr6" draw:text-style-name="P1" draw:layer="layout" svg:x1="25.2cm" svg:y1="12.703cm" svg:x2="24.8cm" svg:y2="12.703cm">
            <text:p/>
          </draw:line>
          <draw:line draw:style-name="gr6" draw:text-style-name="P1" draw:layer="layout" svg:x1="25.2cm" svg:y1="12.703cm" svg:x2="25.2cm" svg:y2="12.303cm">
            <text:p/>
          </draw:line>
          <draw:line draw:style-name="gr6" draw:text-style-name="P1" draw:layer="layout" svg:x1="25.4cm" svg:y1="12.303cm" svg:x2="25.2cm" svg:y2="12.303cm">
            <text:p/>
          </draw:line>
          <draw:line draw:style-name="gr6" draw:text-style-name="P1" draw:layer="layout" svg:x1="25.4cm" svg:y1="12.303cm" svg:x2="25.4cm" svg:y2="12.703cm">
            <text:p/>
          </draw:line>
          <draw:line draw:style-name="gr6" draw:text-style-name="P1" draw:layer="layout" svg:x1="25.8cm" svg:y1="12.703cm" svg:x2="25.4cm" svg:y2="12.703cm">
            <text:p/>
          </draw:line>
          <draw:line draw:style-name="gr6" draw:text-style-name="P1" draw:layer="layout" svg:x1="25.8cm" svg:y1="12.703cm" svg:x2="25.8cm" svg:y2="12.303cm">
            <text:p/>
          </draw:line>
          <draw:line draw:style-name="gr6" draw:text-style-name="P1" draw:layer="layout" svg:x1="26cm" svg:y1="12.303cm" svg:x2="25.8cm" svg:y2="12.303cm">
            <text:p/>
          </draw:line>
          <draw:line draw:style-name="gr6" draw:text-style-name="P1" draw:layer="layout" svg:x1="26cm" svg:y1="12.303cm" svg:x2="26cm" svg:y2="12.703cm">
            <text:p/>
          </draw:line>
          <draw:line draw:style-name="gr6" draw:text-style-name="P1" draw:layer="layout" svg:x1="26.4cm" svg:y1="12.703cm" svg:x2="26cm" svg:y2="12.703cm">
            <text:p/>
          </draw:line>
          <draw:line draw:style-name="gr6" draw:text-style-name="P1" draw:layer="layout" svg:x1="26.4cm" svg:y1="12.703cm" svg:x2="26.4cm" svg:y2="12.303cm">
            <text:p/>
          </draw:line>
          <draw:line draw:style-name="gr6" draw:text-style-name="P1" draw:layer="layout" svg:x1="26.6cm" svg:y1="12.303cm" svg:x2="26.4cm" svg:y2="12.303cm">
            <text:p/>
          </draw:line>
          <draw:line draw:style-name="gr6" draw:text-style-name="P1" draw:layer="layout" svg:x1="26.6cm" svg:y1="12.303cm" svg:x2="26.6cm" svg:y2="12.703cm">
            <text:p/>
          </draw:line>
          <draw:line draw:style-name="gr6" draw:text-style-name="P1" draw:layer="layout" svg:x1="26.9cm" svg:y1="12.703cm" svg:x2="26.6cm" svg:y2="12.703cm">
            <text:p/>
          </draw:line>
          <draw:custom-shape draw:style-name="gr1" draw:text-style-name="P7" draw:layer="layout" svg:width="0.6cm" svg:height="0.4cm" svg:x="16cm" svg:y="11.703cm">
            <text:p text:style-name="P7"><text:span text:style-name="T4">A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6.6cm" svg:y="11.703cm">
            <text:p text:style-name="P7"><text:span text:style-name="T4">A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7.2cm" svg:y="11.703cm">
            <text:p text:style-name="P7"><text:span text:style-name="T4">A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7.8cm" svg:y="11.703cm">
            <text:p text:style-name="P7"><text:span text:style-name="T4">A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8.4cm" svg:y="11.703cm">
            <text:p text:style-name="P7"><text:span text:style-name="T4">A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9cm" svg:y="11.703cm">
            <text:p text:style-name="P7"><text:span text:style-name="T4">A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9.6cm" svg:y="11.703cm">
            <text:p text:style-name="P7"><text:span text:style-name="T4">A0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6.75cm" svg:y1="11.7cm" svg:x2="26.15cm" svg:y2="11.702cm">
            <text:p/>
          </draw:line>
          <draw:line draw:style-name="gr6" draw:text-style-name="P1" draw:layer="layout" svg:x1="21.5cm" svg:y1="12.102cm" svg:x2="20.8cm" svg:y2="12.1cm">
            <text:p/>
          </draw:line>
          <draw:line draw:style-name="gr6" draw:text-style-name="P1" draw:layer="layout" svg:x1="15.358cm" svg:y1="11.703cm" svg:x2="15.358cm" svg:y2="12.103cm">
            <text:p/>
          </draw:line>
          <draw:line draw:style-name="gr6" draw:text-style-name="P1" draw:layer="layout" svg:x1="15.494cm" svg:y1="12.303cm" svg:x2="15.494cm" svg:y2="12.703cm">
            <text:p/>
          </draw:line>
          <draw:line draw:style-name="gr6" draw:text-style-name="P1" draw:layer="layout" svg:x1="10.6cm" svg:y1="12.102cm" svg:x2="10.6cm" svg:y2="11.702cm">
            <text:p/>
          </draw:line>
          <draw:line draw:style-name="gr6" draw:text-style-name="P1" draw:layer="layout" svg:x1="11.2cm" svg:y1="11.7cm" svg:x2="10.6cm" svg:y2="11.702cm">
            <text:p/>
          </draw:line>
          <draw:frame draw:style-name="gr9" draw:text-style-name="P6" draw:layer="layout" svg:width="0.601cm" svg:height="0.45cm" svg:x="10.015cm" svg:y="11.688cm">
            <draw:text-box>
              <text:p text:style-name="P6">0</text:p>
            </draw:text-box>
          </draw:frame>
          <draw:frame draw:style-name="gr9" draw:text-style-name="P6" draw:layer="layout" svg:width="0.601cm" svg:height="0.45cm" svg:x="10.628cm" svg:y="11.688cm">
            <draw:text-box>
              <text:p text:style-name="P6">1</text:p>
            </draw:text-box>
          </draw:frame>
          <draw:line draw:style-name="gr6" draw:text-style-name="P1" draw:layer="layout" svg:x1="20.8cm" svg:y1="11.702cm" svg:x2="20.1cm" svg:y2="11.7cm">
            <text:p/>
          </draw:line>
          <draw:line draw:style-name="gr6" draw:text-style-name="P1" draw:layer="layout" svg:x1="20.8cm" svg:y1="11.703cm" svg:x2="20.8cm" svg:y2="12.103cm">
            <text:p/>
          </draw:line>
          <draw:custom-shape draw:style-name="gr1" draw:text-style-name="P7" draw:layer="layout" svg:width="0.6cm" svg:height="0.4cm" svg:x="22cm" svg:y="11.703cm">
            <text:p text:style-name="P7"><text:span text:style-name="T4">D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2.6cm" svg:y="11.703cm">
            <text:p text:style-name="P7"><text:span text:style-name="T4">D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3.2cm" svg:y="11.703cm">
            <text:p text:style-name="P7"><text:span text:style-name="T4">D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3.8cm" svg:y="11.703cm">
            <text:p text:style-name="P7"><text:span text:style-name="T4">D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4.4cm" svg:y="11.703cm">
            <text:p text:style-name="P7"><text:span text:style-name="T4">D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5cm" svg:y="11.703cm">
            <text:p text:style-name="P7"><text:span text:style-name="T4">D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5.6cm" svg:y="11.703cm">
            <text:p text:style-name="P7"><text:span text:style-name="T4">D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1.4cm" svg:y="11.703cm">
            <text:p text:style-name="P7"><text:span text:style-name="T4">D7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6.75cm" svg:y1="11.7cm" svg:x2="26.75cm" svg:y2="12.1cm">
            <text:p/>
          </draw:line>
          <draw:line draw:style-name="gr6" draw:text-style-name="P1" draw:layer="layout" svg:x1="27.1cm" svg:y1="12.1cm" svg:x2="26.75cm" svg:y2="12.1cm">
            <text:p/>
          </draw:line>
          <draw:line draw:style-name="gr6" draw:text-style-name="P1" draw:layer="layout" svg:x1="27.1cm" svg:y1="12.1cm" svg:x2="27.1cm" svg:y2="11.7cm">
            <text:p/>
          </draw:line>
          <draw:line draw:style-name="gr6" draw:text-style-name="P1" draw:layer="layout" svg:x1="27.6cm" svg:y1="11.7cm" svg:x2="27.1cm" svg:y2="11.7cm">
            <text:p/>
          </draw:line>
          <draw:line draw:style-name="gr6" draw:text-style-name="P1" draw:layer="layout" svg:x1="26.9cm" svg:y1="12.703cm" svg:x2="26.9cm" svg:y2="12.3cm">
            <text:p/>
          </draw:line>
          <draw:line draw:style-name="gr6" draw:text-style-name="P1" draw:layer="layout" svg:x1="27.6cm" svg:y1="12.3cm" svg:x2="26.9cm" svg:y2="12.301cm">
            <text:p/>
          </draw:line>
        </draw:g>
        <draw:g>
          <draw:custom-shape draw:style-name="gr3" draw:text-style-name="P4" draw:layer="layout" svg:width="0.6cm" svg:height="0.6cm" svg:x="9.402cm" svg:y="14.2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201cm" svg:height="0.6cm" svg:x="4.601cm" svg:y="14.203cm">
            <text:p text:style-name="P4">oMSP core Address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6cm" svg:height="0.6cm" svg:x="4.002cm" svg:y="14.20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.251cm" svg:y1="15.203cm" svg:x2="3.401cm" svg:y2="15.203cm">
            <text:p/>
          </draw:line>
          <draw:line draw:style-name="gr7" draw:text-style-name="P1" draw:layer="layout" svg:x1="4.611cm" svg:y1="14.803cm" svg:x2="4.011cm" svg:y2="14.803cm">
            <text:p/>
          </draw:line>
          <draw:custom-shape draw:style-name="gr8" draw:text-style-name="P4" draw:layer="layout" svg:width="0.6cm" svg:height="0.6cm" svg:x="8.802cm" svg:y="14.2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099cm" svg:height="0.489cm" svg:x="3.826cm" svg:y="14.251cm">
            <draw:text-box>
              <text:p><text:span text:style-name="T4">Start</text:span></text:p>
            </draw:text-box>
          </draw:frame>
          <draw:frame draw:style-name="gr9" draw:text-style-name="P5" draw:layer="layout" svg:width="0.951cm" svg:height="0.489cm" svg:x="9.253cm" svg:y="14.252cm">
            <draw:text-box>
              <text:p><text:span text:style-name="T4">ACK</text:span></text:p>
            </draw:text-box>
          </draw:frame>
          <draw:frame draw:style-name="gr9" draw:text-style-name="P5" draw:layer="layout" svg:width="1.024cm" svg:height="0.489cm" svg:x="2.807cm" svg:y="15.756cm">
            <draw:text-box>
              <text:p><text:span text:style-name="T4">SCL</text:span></text:p>
            </draw:text-box>
          </draw:frame>
          <draw:frame draw:style-name="gr10" draw:text-style-name="P5" draw:layer="layout" svg:width="1.05cm" svg:height="0.489cm" svg:x="2.801cm" svg:y="15.143cm">
            <draw:text-box>
              <text:p><text:span text:style-name="T4">SDA</text:span></text:p>
            </draw:text-box>
          </draw:frame>
          <draw:frame draw:style-name="gr9" draw:text-style-name="P6" draw:layer="layout" svg:width="1.024cm" svg:height="0.45cm" svg:x="4.487cm" svg:y="13.828cm">
            <draw:text-box>
              <text:p text:style-name="P6">MSB</text:p>
            </draw:text-box>
          </draw:frame>
          <draw:frame draw:style-name="gr9" draw:text-style-name="P6" draw:layer="layout" svg:width="1.074cm" svg:height="0.45cm" svg:x="8.1cm" svg:y="13.829cm">
            <draw:text-box>
              <text:p text:style-name="P6">LSB</text:p>
            </draw:text-box>
          </draw:frame>
          <draw:frame draw:style-name="gr9" draw:text-style-name="P5" draw:layer="layout" svg:width="0.951cm" svg:height="0.489cm" svg:x="8.654cm" svg:y="14.257cm">
            <draw:text-box>
              <text:p><text:span text:style-name="T4">WR</text:span></text:p>
            </draw:text-box>
          </draw:frame>
          <draw:custom-shape draw:style-name="gr11" draw:text-style-name="P4" draw:layer="layout" svg:width="4.799cm" svg:height="0.6cm" svg:x="10.002cm" svg:y="14.203cm">
            <text:p text:style-name="P4">Command Frame</text:p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074cm" svg:height="0.45cm" svg:x="14.077cm" svg:y="13.829cm">
            <draw:text-box>
              <text:p text:style-name="P6">LSB</text:p>
            </draw:text-box>
          </draw:frame>
          <draw:frame draw:style-name="gr9" draw:text-style-name="P6" draw:layer="layout" svg:width="1.049cm" svg:height="0.45cm" svg:x="9.852cm" svg:y="13.829cm">
            <draw:text-box>
              <text:p text:style-name="P6">MSB</text:p>
            </draw:text-box>
          </draw:frame>
          <draw:custom-shape draw:style-name="gr3" draw:text-style-name="P4" draw:layer="layout" svg:width="0.6cm" svg:height="0.6cm" svg:x="14.802cm" svg:y="14.2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0.951cm" svg:height="0.489cm" svg:x="14.63cm" svg:y="14.253cm">
            <draw:text-box>
              <text:p><text:span text:style-name="T4">ACK</text:span></text:p>
            </draw:text-box>
          </draw:frame>
          <draw:frame draw:style-name="gr10" draw:text-style-name="P5" draw:layer="layout" svg:width="1.05cm" svg:height="0.496cm" svg:x="2.801cm" svg:y="14.272cm">
            <draw:text-box>
              <text:p><text:span text:style-name="T4">I</text:span><text:span text:style-name="T5">2</text:span><text:span text:style-name="T4">C</text:span></text:p>
            </draw:text-box>
          </draw:frame>
          <draw:line draw:style-name="gr6" draw:text-style-name="P1" draw:layer="layout" svg:x1="4.501cm" svg:y1="15.803cm" svg:x2="3.401cm" svg:y2="15.803cm">
            <text:p/>
          </draw:line>
          <draw:line draw:style-name="gr6" draw:text-style-name="P1" draw:layer="layout" svg:x1="4.251cm" svg:y1="15.203cm" svg:x2="4.251cm" svg:y2="15.603cm">
            <text:p/>
          </draw:line>
          <draw:line draw:style-name="gr6" draw:text-style-name="P1" draw:layer="layout" svg:x1="4.701cm" svg:y1="15.603cm" svg:x2="4.251cm" svg:y2="15.602cm">
            <text:p/>
          </draw:line>
          <draw:line draw:style-name="gr6" draw:text-style-name="P1" draw:layer="layout" svg:x1="4.505cm" svg:y1="15.803cm" svg:x2="4.505cm" svg:y2="16.203cm">
            <text:p/>
          </draw:line>
          <draw:line draw:style-name="gr6" draw:text-style-name="P1" draw:layer="layout" svg:x1="4.801cm" svg:y1="16.203cm" svg:x2="4.501cm" svg:y2="16.203cm">
            <text:p/>
          </draw:line>
          <draw:line draw:style-name="gr6" draw:text-style-name="P1" draw:layer="layout" svg:x1="4.801cm" svg:y1="16.203cm" svg:x2="4.801cm" svg:y2="15.803cm">
            <text:p/>
          </draw:line>
          <draw:line draw:style-name="gr6" draw:text-style-name="P1" draw:layer="layout" svg:x1="5.001cm" svg:y1="15.803cm" svg:x2="4.801cm" svg:y2="15.803cm">
            <text:p/>
          </draw:line>
          <draw:line draw:style-name="gr6" draw:text-style-name="P1" draw:layer="layout" svg:x1="5.001cm" svg:y1="15.803cm" svg:x2="5.001cm" svg:y2="16.203cm">
            <text:p/>
          </draw:line>
          <draw:line draw:style-name="gr6" draw:text-style-name="P1" draw:layer="layout" svg:x1="5.401cm" svg:y1="16.203cm" svg:x2="5.001cm" svg:y2="16.203cm">
            <text:p/>
          </draw:line>
          <draw:line draw:style-name="gr6" draw:text-style-name="P1" draw:layer="layout" svg:x1="5.401cm" svg:y1="16.203cm" svg:x2="5.401cm" svg:y2="15.803cm">
            <text:p/>
          </draw:line>
          <draw:line draw:style-name="gr6" draw:text-style-name="P1" draw:layer="layout" svg:x1="5.601cm" svg:y1="15.803cm" svg:x2="5.401cm" svg:y2="15.803cm">
            <text:p/>
          </draw:line>
          <draw:line draw:style-name="gr6" draw:text-style-name="P1" draw:layer="layout" svg:x1="5.601cm" svg:y1="15.803cm" svg:x2="5.601cm" svg:y2="16.203cm">
            <text:p/>
          </draw:line>
          <draw:line draw:style-name="gr6" draw:text-style-name="P1" draw:layer="layout" svg:x1="6.001cm" svg:y1="16.203cm" svg:x2="5.601cm" svg:y2="16.203cm">
            <text:p/>
          </draw:line>
          <draw:line draw:style-name="gr6" draw:text-style-name="P1" draw:layer="layout" svg:x1="6.001cm" svg:y1="16.203cm" svg:x2="6.001cm" svg:y2="15.803cm">
            <text:p/>
          </draw:line>
          <draw:line draw:style-name="gr6" draw:text-style-name="P1" draw:layer="layout" svg:x1="6.201cm" svg:y1="15.803cm" svg:x2="6.001cm" svg:y2="15.803cm">
            <text:p/>
          </draw:line>
          <draw:line draw:style-name="gr6" draw:text-style-name="P1" draw:layer="layout" svg:x1="6.201cm" svg:y1="15.803cm" svg:x2="6.201cm" svg:y2="16.203cm">
            <text:p/>
          </draw:line>
          <draw:line draw:style-name="gr6" draw:text-style-name="P1" draw:layer="layout" svg:x1="6.601cm" svg:y1="16.203cm" svg:x2="6.201cm" svg:y2="16.203cm">
            <text:p/>
          </draw:line>
          <draw:line draw:style-name="gr6" draw:text-style-name="P1" draw:layer="layout" svg:x1="6.601cm" svg:y1="16.203cm" svg:x2="6.601cm" svg:y2="15.803cm">
            <text:p/>
          </draw:line>
          <draw:line draw:style-name="gr6" draw:text-style-name="P1" draw:layer="layout" svg:x1="6.801cm" svg:y1="15.803cm" svg:x2="6.601cm" svg:y2="15.803cm">
            <text:p/>
          </draw:line>
          <draw:line draw:style-name="gr6" draw:text-style-name="P1" draw:layer="layout" svg:x1="6.801cm" svg:y1="15.803cm" svg:x2="6.801cm" svg:y2="16.203cm">
            <text:p/>
          </draw:line>
          <draw:line draw:style-name="gr6" draw:text-style-name="P1" draw:layer="layout" svg:x1="7.201cm" svg:y1="16.203cm" svg:x2="6.801cm" svg:y2="16.203cm">
            <text:p/>
          </draw:line>
          <draw:line draw:style-name="gr6" draw:text-style-name="P1" draw:layer="layout" svg:x1="7.201cm" svg:y1="16.203cm" svg:x2="7.201cm" svg:y2="15.803cm">
            <text:p/>
          </draw:line>
          <draw:line draw:style-name="gr6" draw:text-style-name="P1" draw:layer="layout" svg:x1="7.401cm" svg:y1="15.803cm" svg:x2="7.201cm" svg:y2="15.803cm">
            <text:p/>
          </draw:line>
          <draw:line draw:style-name="gr6" draw:text-style-name="P1" draw:layer="layout" svg:x1="7.401cm" svg:y1="15.803cm" svg:x2="7.401cm" svg:y2="16.203cm">
            <text:p/>
          </draw:line>
          <draw:line draw:style-name="gr6" draw:text-style-name="P1" draw:layer="layout" svg:x1="7.801cm" svg:y1="16.203cm" svg:x2="7.401cm" svg:y2="16.203cm">
            <text:p/>
          </draw:line>
          <draw:line draw:style-name="gr6" draw:text-style-name="P1" draw:layer="layout" svg:x1="7.801cm" svg:y1="16.203cm" svg:x2="7.801cm" svg:y2="15.803cm">
            <text:p/>
          </draw:line>
          <draw:line draw:style-name="gr6" draw:text-style-name="P1" draw:layer="layout" svg:x1="8.001cm" svg:y1="15.803cm" svg:x2="7.801cm" svg:y2="15.803cm">
            <text:p/>
          </draw:line>
          <draw:line draw:style-name="gr6" draw:text-style-name="P1" draw:layer="layout" svg:x1="8.001cm" svg:y1="15.803cm" svg:x2="8.001cm" svg:y2="16.203cm">
            <text:p/>
          </draw:line>
          <draw:line draw:style-name="gr6" draw:text-style-name="P1" draw:layer="layout" svg:x1="8.401cm" svg:y1="16.203cm" svg:x2="8.001cm" svg:y2="16.203cm">
            <text:p/>
          </draw:line>
          <draw:line draw:style-name="gr6" draw:text-style-name="P1" draw:layer="layout" svg:x1="8.401cm" svg:y1="16.203cm" svg:x2="8.401cm" svg:y2="15.803cm">
            <text:p/>
          </draw:line>
          <draw:line draw:style-name="gr6" draw:text-style-name="P1" draw:layer="layout" svg:x1="8.601cm" svg:y1="15.803cm" svg:x2="8.401cm" svg:y2="15.803cm">
            <text:p/>
          </draw:line>
          <draw:line draw:style-name="gr6" draw:text-style-name="P1" draw:layer="layout" svg:x1="8.601cm" svg:y1="15.803cm" svg:x2="8.601cm" svg:y2="16.203cm">
            <text:p/>
          </draw:line>
          <draw:line draw:style-name="gr6" draw:text-style-name="P1" draw:layer="layout" svg:x1="9.001cm" svg:y1="16.203cm" svg:x2="8.601cm" svg:y2="16.203cm">
            <text:p/>
          </draw:line>
          <draw:line draw:style-name="gr6" draw:text-style-name="P1" draw:layer="layout" svg:x1="9.001cm" svg:y1="16.203cm" svg:x2="9.001cm" svg:y2="15.803cm">
            <text:p/>
          </draw:line>
          <draw:line draw:style-name="gr6" draw:text-style-name="P1" draw:layer="layout" svg:x1="9.201cm" svg:y1="15.803cm" svg:x2="9.001cm" svg:y2="15.803cm">
            <text:p/>
          </draw:line>
          <draw:line draw:style-name="gr6" draw:text-style-name="P1" draw:layer="layout" svg:x1="9.201cm" svg:y1="15.803cm" svg:x2="9.201cm" svg:y2="16.203cm">
            <text:p/>
          </draw:line>
          <draw:line draw:style-name="gr6" draw:text-style-name="P1" draw:layer="layout" svg:x1="9.601cm" svg:y1="16.203cm" svg:x2="9.201cm" svg:y2="16.203cm">
            <text:p/>
          </draw:line>
          <draw:line draw:style-name="gr6" draw:text-style-name="P1" draw:layer="layout" svg:x1="9.601cm" svg:y1="16.203cm" svg:x2="9.601cm" svg:y2="15.803cm">
            <text:p/>
          </draw:line>
          <draw:line draw:style-name="gr6" draw:text-style-name="P1" draw:layer="layout" svg:x1="9.801cm" svg:y1="15.803cm" svg:x2="9.601cm" svg:y2="15.803cm">
            <text:p/>
          </draw:line>
          <draw:line draw:style-name="gr6" draw:text-style-name="P1" draw:layer="layout" svg:x1="9.801cm" svg:y1="15.803cm" svg:x2="9.801cm" svg:y2="16.203cm">
            <text:p/>
          </draw:line>
          <draw:line draw:style-name="gr6" draw:text-style-name="P1" draw:layer="layout" svg:x1="10.201cm" svg:y1="16.203cm" svg:x2="9.801cm" svg:y2="16.203cm">
            <text:p/>
          </draw:line>
          <draw:line draw:style-name="gr6" draw:text-style-name="P1" draw:layer="layout" svg:x1="10.201cm" svg:y1="16.203cm" svg:x2="10.201cm" svg:y2="15.803cm">
            <text:p/>
          </draw:line>
          <draw:line draw:style-name="gr6" draw:text-style-name="P1" draw:layer="layout" svg:x1="10.401cm" svg:y1="15.803cm" svg:x2="10.201cm" svg:y2="15.803cm">
            <text:p/>
          </draw:line>
          <draw:line draw:style-name="gr6" draw:text-style-name="P1" draw:layer="layout" svg:x1="10.401cm" svg:y1="15.803cm" svg:x2="10.401cm" svg:y2="16.203cm">
            <text:p/>
          </draw:line>
          <draw:line draw:style-name="gr6" draw:text-style-name="P1" draw:layer="layout" svg:x1="10.801cm" svg:y1="16.203cm" svg:x2="10.401cm" svg:y2="16.203cm">
            <text:p/>
          </draw:line>
          <draw:line draw:style-name="gr6" draw:text-style-name="P1" draw:layer="layout" svg:x1="10.801cm" svg:y1="16.203cm" svg:x2="10.801cm" svg:y2="15.803cm">
            <text:p/>
          </draw:line>
          <draw:line draw:style-name="gr6" draw:text-style-name="P1" draw:layer="layout" svg:x1="11.001cm" svg:y1="15.803cm" svg:x2="10.801cm" svg:y2="15.803cm">
            <text:p/>
          </draw:line>
          <draw:line draw:style-name="gr6" draw:text-style-name="P1" draw:layer="layout" svg:x1="11.001cm" svg:y1="15.803cm" svg:x2="11.001cm" svg:y2="16.203cm">
            <text:p/>
          </draw:line>
          <draw:line draw:style-name="gr6" draw:text-style-name="P1" draw:layer="layout" svg:x1="11.401cm" svg:y1="16.203cm" svg:x2="11.001cm" svg:y2="16.203cm">
            <text:p/>
          </draw:line>
          <draw:line draw:style-name="gr6" draw:text-style-name="P1" draw:layer="layout" svg:x1="11.401cm" svg:y1="16.203cm" svg:x2="11.401cm" svg:y2="15.803cm">
            <text:p/>
          </draw:line>
          <draw:line draw:style-name="gr6" draw:text-style-name="P1" draw:layer="layout" svg:x1="11.601cm" svg:y1="15.803cm" svg:x2="11.401cm" svg:y2="15.803cm">
            <text:p/>
          </draw:line>
          <draw:line draw:style-name="gr6" draw:text-style-name="P1" draw:layer="layout" svg:x1="11.601cm" svg:y1="15.803cm" svg:x2="11.601cm" svg:y2="16.203cm">
            <text:p/>
          </draw:line>
          <draw:line draw:style-name="gr6" draw:text-style-name="P1" draw:layer="layout" svg:x1="12.001cm" svg:y1="16.203cm" svg:x2="11.601cm" svg:y2="16.203cm">
            <text:p/>
          </draw:line>
          <draw:line draw:style-name="gr6" draw:text-style-name="P1" draw:layer="layout" svg:x1="12.001cm" svg:y1="16.203cm" svg:x2="12.001cm" svg:y2="15.803cm">
            <text:p/>
          </draw:line>
          <draw:line draw:style-name="gr6" draw:text-style-name="P1" draw:layer="layout" svg:x1="12.201cm" svg:y1="15.803cm" svg:x2="12.001cm" svg:y2="15.803cm">
            <text:p/>
          </draw:line>
          <draw:line draw:style-name="gr6" draw:text-style-name="P1" draw:layer="layout" svg:x1="12.201cm" svg:y1="15.803cm" svg:x2="12.201cm" svg:y2="16.203cm">
            <text:p/>
          </draw:line>
          <draw:line draw:style-name="gr6" draw:text-style-name="P1" draw:layer="layout" svg:x1="12.601cm" svg:y1="16.203cm" svg:x2="12.201cm" svg:y2="16.203cm">
            <text:p/>
          </draw:line>
          <draw:line draw:style-name="gr6" draw:text-style-name="P1" draw:layer="layout" svg:x1="12.601cm" svg:y1="16.203cm" svg:x2="12.601cm" svg:y2="15.803cm">
            <text:p/>
          </draw:line>
          <draw:line draw:style-name="gr6" draw:text-style-name="P1" draw:layer="layout" svg:x1="12.801cm" svg:y1="15.803cm" svg:x2="12.601cm" svg:y2="15.803cm">
            <text:p/>
          </draw:line>
          <draw:line draw:style-name="gr6" draw:text-style-name="P1" draw:layer="layout" svg:x1="12.801cm" svg:y1="15.803cm" svg:x2="12.801cm" svg:y2="16.203cm">
            <text:p/>
          </draw:line>
          <draw:line draw:style-name="gr6" draw:text-style-name="P1" draw:layer="layout" svg:x1="13.201cm" svg:y1="16.203cm" svg:x2="12.801cm" svg:y2="16.203cm">
            <text:p/>
          </draw:line>
          <draw:line draw:style-name="gr6" draw:text-style-name="P1" draw:layer="layout" svg:x1="13.201cm" svg:y1="16.203cm" svg:x2="13.201cm" svg:y2="15.803cm">
            <text:p/>
          </draw:line>
          <draw:line draw:style-name="gr6" draw:text-style-name="P1" draw:layer="layout" svg:x1="13.401cm" svg:y1="15.803cm" svg:x2="13.201cm" svg:y2="15.803cm">
            <text:p/>
          </draw:line>
          <draw:line draw:style-name="gr6" draw:text-style-name="P1" draw:layer="layout" svg:x1="13.401cm" svg:y1="15.803cm" svg:x2="13.401cm" svg:y2="16.203cm">
            <text:p/>
          </draw:line>
          <draw:line draw:style-name="gr6" draw:text-style-name="P1" draw:layer="layout" svg:x1="13.801cm" svg:y1="16.203cm" svg:x2="13.401cm" svg:y2="16.203cm">
            <text:p/>
          </draw:line>
          <draw:line draw:style-name="gr6" draw:text-style-name="P1" draw:layer="layout" svg:x1="13.801cm" svg:y1="16.203cm" svg:x2="13.801cm" svg:y2="15.803cm">
            <text:p/>
          </draw:line>
          <draw:line draw:style-name="gr6" draw:text-style-name="P1" draw:layer="layout" svg:x1="14.001cm" svg:y1="15.803cm" svg:x2="13.801cm" svg:y2="15.803cm">
            <text:p/>
          </draw:line>
          <draw:line draw:style-name="gr6" draw:text-style-name="P1" draw:layer="layout" svg:x1="14.001cm" svg:y1="15.803cm" svg:x2="14.001cm" svg:y2="16.203cm">
            <text:p/>
          </draw:line>
          <draw:line draw:style-name="gr6" draw:text-style-name="P1" draw:layer="layout" svg:x1="14.401cm" svg:y1="16.203cm" svg:x2="14.001cm" svg:y2="16.203cm">
            <text:p/>
          </draw:line>
          <draw:line draw:style-name="gr6" draw:text-style-name="P1" draw:layer="layout" svg:x1="14.401cm" svg:y1="16.203cm" svg:x2="14.401cm" svg:y2="15.803cm">
            <text:p/>
          </draw:line>
          <draw:line draw:style-name="gr6" draw:text-style-name="P1" draw:layer="layout" svg:x1="14.601cm" svg:y1="15.803cm" svg:x2="14.401cm" svg:y2="15.803cm">
            <text:p/>
          </draw:line>
          <draw:line draw:style-name="gr6" draw:text-style-name="P1" draw:layer="layout" svg:x1="14.601cm" svg:y1="15.803cm" svg:x2="14.601cm" svg:y2="16.203cm">
            <text:p/>
          </draw:line>
          <draw:line draw:style-name="gr6" draw:text-style-name="P1" draw:layer="layout" svg:x1="15.001cm" svg:y1="16.203cm" svg:x2="14.601cm" svg:y2="16.203cm">
            <text:p/>
          </draw:line>
          <draw:line draw:style-name="gr6" draw:text-style-name="P1" draw:layer="layout" svg:x1="15.001cm" svg:y1="16.203cm" svg:x2="15.001cm" svg:y2="15.803cm">
            <text:p/>
          </draw:line>
          <draw:line draw:style-name="gr6" draw:text-style-name="P1" draw:layer="layout" svg:x1="15.201cm" svg:y1="15.803cm" svg:x2="15.001cm" svg:y2="15.803cm">
            <text:p/>
          </draw:line>
          <draw:line draw:style-name="gr6" draw:text-style-name="P1" draw:layer="layout" svg:x1="15.201cm" svg:y1="15.803cm" svg:x2="15.201cm" svg:y2="16.203cm">
            <text:p/>
          </draw:line>
          <draw:line draw:style-name="gr6" draw:text-style-name="P1" draw:layer="layout" svg:x1="15.501cm" svg:y1="16.203cm" svg:x2="15.201cm" svg:y2="16.203cm">
            <text:p/>
          </draw:line>
          <draw:custom-shape draw:style-name="gr1" draw:text-style-name="P7" draw:layer="layout" svg:width="0.6cm" svg:height="0.4cm" svg:x="4.601cm" svg:y="15.203cm">
            <text:p text:style-name="P7"><text:span text:style-name="T4">A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5.201cm" svg:y="15.203cm">
            <text:p text:style-name="P7"><text:span text:style-name="T4">A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5.801cm" svg:y="15.203cm">
            <text:p text:style-name="P7"><text:span text:style-name="T4">A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6.401cm" svg:y="15.203cm">
            <text:p text:style-name="P7"><text:span text:style-name="T4">A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7.001cm" svg:y="15.203cm">
            <text:p text:style-name="P7"><text:span text:style-name="T4">A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7.601cm" svg:y="15.203cm">
            <text:p text:style-name="P7"><text:span text:style-name="T4">A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8.201cm" svg:y="15.203cm">
            <text:p text:style-name="P7"><text:span text:style-name="T4">A0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5.351cm" svg:y1="15.601cm" svg:x2="14.751cm" svg:y2="15.602cm">
            <text:p/>
          </draw:line>
          <draw:line draw:style-name="gr6" draw:text-style-name="P1" draw:layer="layout" svg:x1="11.2cm" svg:y1="15.6cm" svg:x2="8.751cm" svg:y2="15.603cm">
            <text:p/>
          </draw:line>
          <draw:custom-shape draw:style-name="gr1" draw:text-style-name="P7" draw:layer="layout" svg:width="3.6cm" svg:height="0.4cm" svg:x="11.201cm" svg:y="15.203cm">
            <text:p text:style-name="P7"><text:span text:style-name="T4">Address</text:span>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1.801cm" svg:y1="15.202cm" svg:x2="11.801cm" svg:y2="15.602cm">
            <text:p/>
          </draw:line>
          <draw:line draw:style-name="gr12" draw:text-style-name="P1" draw:layer="layout" svg:x1="12.401cm" svg:y1="15.202cm" svg:x2="12.401cm" svg:y2="15.602cm">
            <text:p/>
          </draw:line>
          <draw:line draw:style-name="gr12" draw:text-style-name="P1" draw:layer="layout" svg:x1="13.001cm" svg:y1="15.202cm" svg:x2="13.001cm" svg:y2="15.602cm">
            <text:p/>
          </draw:line>
          <draw:line draw:style-name="gr12" draw:text-style-name="P1" draw:layer="layout" svg:x1="13.601cm" svg:y1="15.202cm" svg:x2="13.601cm" svg:y2="15.602cm">
            <text:p/>
          </draw:line>
          <draw:line draw:style-name="gr12" draw:text-style-name="P1" draw:layer="layout" svg:x1="14.201cm" svg:y1="15.202cm" svg:x2="14.201cm" svg:y2="15.602cm">
            <text:p/>
          </draw:line>
          <draw:custom-shape draw:style-name="gr3" draw:text-style-name="P4" draw:layer="layout" svg:width="0.6cm" svg:height="0.6cm" svg:x="20.803cm" svg:y="14.2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201cm" svg:height="0.6cm" svg:x="16.002cm" svg:y="14.204cm">
            <text:p text:style-name="P4">oMSP core Address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6cm" svg:height="0.6cm" svg:x="15.403cm" svg:y="14.20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6.012cm" svg:y1="14.804cm" svg:x2="15.412cm" svg:y2="14.804cm">
            <text:p/>
          </draw:line>
          <draw:custom-shape draw:style-name="gr8" draw:text-style-name="P4" draw:layer="layout" svg:width="0.6cm" svg:height="0.6cm" svg:x="20.203cm" svg:y="14.20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099cm" svg:height="0.727cm" svg:x="15.227cm" svg:y="14.167cm">
            <draw:text-box>
              <text:p><text:span text:style-name="T4">Rep.</text:span></text:p>
              <text:p><text:span text:style-name="T4">Start</text:span></text:p>
            </draw:text-box>
          </draw:frame>
          <draw:frame draw:style-name="gr9" draw:text-style-name="P5" draw:layer="layout" svg:width="0.951cm" svg:height="0.489cm" svg:x="20.654cm" svg:y="14.253cm">
            <draw:text-box>
              <text:p><text:span text:style-name="T4">ACK</text:span></text:p>
            </draw:text-box>
          </draw:frame>
          <draw:frame draw:style-name="gr9" draw:text-style-name="P6" draw:layer="layout" svg:width="1.024cm" svg:height="0.45cm" svg:x="15.888cm" svg:y="13.829cm">
            <draw:text-box>
              <text:p text:style-name="P6">MSB</text:p>
            </draw:text-box>
          </draw:frame>
          <draw:frame draw:style-name="gr9" draw:text-style-name="P6" draw:layer="layout" svg:width="1.074cm" svg:height="0.45cm" svg:x="19.501cm" svg:y="13.83cm">
            <draw:text-box>
              <text:p text:style-name="P6">LSB</text:p>
            </draw:text-box>
          </draw:frame>
          <draw:frame draw:style-name="gr9" draw:text-style-name="P5" draw:layer="layout" svg:width="0.951cm" svg:height="0.489cm" svg:x="20.106cm" svg:y="14.258cm">
            <draw:text-box>
              <text:p><text:span text:style-name="T4">RD</text:span></text:p>
            </draw:text-box>
          </draw:frame>
          <draw:custom-shape draw:style-name="gr11" draw:text-style-name="P4" draw:layer="layout" svg:width="4.799cm" svg:height="0.6cm" svg:x="21.403cm" svg:y="14.204cm">
            <text:p text:style-name="P4">Read Data[7:0]</text:p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074cm" svg:height="0.45cm" svg:x="25.478cm" svg:y="13.83cm">
            <draw:text-box>
              <text:p text:style-name="P6">LSB</text:p>
            </draw:text-box>
          </draw:frame>
          <draw:frame draw:style-name="gr9" draw:text-style-name="P6" draw:layer="layout" svg:width="1.049cm" svg:height="0.45cm" svg:x="21.253cm" svg:y="13.83cm">
            <draw:text-box>
              <text:p text:style-name="P6">MSB</text:p>
            </draw:text-box>
          </draw:frame>
          <draw:custom-shape draw:style-name="gr3" draw:text-style-name="P4" draw:layer="layout" svg:width="0.6cm" svg:height="0.6cm" svg:x="26.203cm" svg:y="14.20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12cm" svg:height="0.489cm" svg:x="26.035cm" svg:y="14.254cm">
            <draw:text-box>
              <text:p><text:span text:style-name="T4">ACK</text:span></text:p>
            </draw:text-box>
          </draw:frame>
          <draw:line draw:style-name="gr6" draw:text-style-name="P1" draw:layer="layout" svg:x1="15.751cm" svg:y1="15.201cm" svg:x2="15.351cm" svg:y2="15.201cm">
            <text:p/>
          </draw:line>
          <draw:line draw:style-name="gr6" draw:text-style-name="P1" draw:layer="layout" svg:x1="15.901cm" svg:y1="15.804cm" svg:x2="15.501cm" svg:y2="15.801cm">
            <text:p/>
          </draw:line>
          <draw:line draw:style-name="gr6" draw:text-style-name="P1" draw:layer="layout" svg:x1="15.747cm" svg:y1="15.204cm" svg:x2="15.747cm" svg:y2="15.604cm">
            <text:p/>
          </draw:line>
          <draw:line draw:style-name="gr6" draw:text-style-name="P1" draw:layer="layout" svg:x1="16.101cm" svg:y1="15.604cm" svg:x2="15.751cm" svg:y2="15.601cm">
            <text:p/>
          </draw:line>
          <draw:line draw:style-name="gr6" draw:text-style-name="P1" draw:layer="layout" svg:x1="15.905cm" svg:y1="15.804cm" svg:x2="15.905cm" svg:y2="16.204cm">
            <text:p/>
          </draw:line>
          <draw:line draw:style-name="gr6" draw:text-style-name="P1" draw:layer="layout" svg:x1="16.201cm" svg:y1="16.204cm" svg:x2="15.901cm" svg:y2="16.204cm">
            <text:p/>
          </draw:line>
          <draw:line draw:style-name="gr6" draw:text-style-name="P1" draw:layer="layout" svg:x1="16.201cm" svg:y1="16.204cm" svg:x2="16.201cm" svg:y2="15.804cm">
            <text:p/>
          </draw:line>
          <draw:line draw:style-name="gr6" draw:text-style-name="P1" draw:layer="layout" svg:x1="16.401cm" svg:y1="15.804cm" svg:x2="16.201cm" svg:y2="15.804cm">
            <text:p/>
          </draw:line>
          <draw:line draw:style-name="gr6" draw:text-style-name="P1" draw:layer="layout" svg:x1="16.401cm" svg:y1="15.804cm" svg:x2="16.401cm" svg:y2="16.204cm">
            <text:p/>
          </draw:line>
          <draw:line draw:style-name="gr6" draw:text-style-name="P1" draw:layer="layout" svg:x1="16.801cm" svg:y1="16.204cm" svg:x2="16.401cm" svg:y2="16.204cm">
            <text:p/>
          </draw:line>
          <draw:line draw:style-name="gr6" draw:text-style-name="P1" draw:layer="layout" svg:x1="16.801cm" svg:y1="16.204cm" svg:x2="16.801cm" svg:y2="15.804cm">
            <text:p/>
          </draw:line>
          <draw:line draw:style-name="gr6" draw:text-style-name="P1" draw:layer="layout" svg:x1="17.001cm" svg:y1="15.804cm" svg:x2="16.801cm" svg:y2="15.804cm">
            <text:p/>
          </draw:line>
          <draw:line draw:style-name="gr6" draw:text-style-name="P1" draw:layer="layout" svg:x1="17.001cm" svg:y1="15.804cm" svg:x2="17.001cm" svg:y2="16.204cm">
            <text:p/>
          </draw:line>
          <draw:line draw:style-name="gr6" draw:text-style-name="P1" draw:layer="layout" svg:x1="17.401cm" svg:y1="16.204cm" svg:x2="17.001cm" svg:y2="16.204cm">
            <text:p/>
          </draw:line>
          <draw:line draw:style-name="gr6" draw:text-style-name="P1" draw:layer="layout" svg:x1="17.401cm" svg:y1="16.204cm" svg:x2="17.401cm" svg:y2="15.804cm">
            <text:p/>
          </draw:line>
          <draw:line draw:style-name="gr6" draw:text-style-name="P1" draw:layer="layout" svg:x1="17.601cm" svg:y1="15.804cm" svg:x2="17.401cm" svg:y2="15.804cm">
            <text:p/>
          </draw:line>
          <draw:line draw:style-name="gr6" draw:text-style-name="P1" draw:layer="layout" svg:x1="17.601cm" svg:y1="15.804cm" svg:x2="17.601cm" svg:y2="16.204cm">
            <text:p/>
          </draw:line>
          <draw:line draw:style-name="gr6" draw:text-style-name="P1" draw:layer="layout" svg:x1="18.001cm" svg:y1="16.204cm" svg:x2="17.601cm" svg:y2="16.204cm">
            <text:p/>
          </draw:line>
          <draw:line draw:style-name="gr6" draw:text-style-name="P1" draw:layer="layout" svg:x1="18.001cm" svg:y1="16.204cm" svg:x2="18.001cm" svg:y2="15.804cm">
            <text:p/>
          </draw:line>
          <draw:line draw:style-name="gr6" draw:text-style-name="P1" draw:layer="layout" svg:x1="18.201cm" svg:y1="15.804cm" svg:x2="18.001cm" svg:y2="15.804cm">
            <text:p/>
          </draw:line>
          <draw:line draw:style-name="gr6" draw:text-style-name="P1" draw:layer="layout" svg:x1="18.201cm" svg:y1="15.804cm" svg:x2="18.201cm" svg:y2="16.204cm">
            <text:p/>
          </draw:line>
          <draw:line draw:style-name="gr6" draw:text-style-name="P1" draw:layer="layout" svg:x1="18.601cm" svg:y1="16.204cm" svg:x2="18.201cm" svg:y2="16.204cm">
            <text:p/>
          </draw:line>
          <draw:line draw:style-name="gr6" draw:text-style-name="P1" draw:layer="layout" svg:x1="18.601cm" svg:y1="16.204cm" svg:x2="18.601cm" svg:y2="15.804cm">
            <text:p/>
          </draw:line>
          <draw:line draw:style-name="gr6" draw:text-style-name="P1" draw:layer="layout" svg:x1="18.801cm" svg:y1="15.804cm" svg:x2="18.601cm" svg:y2="15.804cm">
            <text:p/>
          </draw:line>
          <draw:line draw:style-name="gr6" draw:text-style-name="P1" draw:layer="layout" svg:x1="18.801cm" svg:y1="15.804cm" svg:x2="18.801cm" svg:y2="16.204cm">
            <text:p/>
          </draw:line>
          <draw:line draw:style-name="gr6" draw:text-style-name="P1" draw:layer="layout" svg:x1="19.201cm" svg:y1="16.204cm" svg:x2="18.801cm" svg:y2="16.204cm">
            <text:p/>
          </draw:line>
          <draw:line draw:style-name="gr6" draw:text-style-name="P1" draw:layer="layout" svg:x1="19.201cm" svg:y1="16.204cm" svg:x2="19.201cm" svg:y2="15.804cm">
            <text:p/>
          </draw:line>
          <draw:line draw:style-name="gr6" draw:text-style-name="P1" draw:layer="layout" svg:x1="19.401cm" svg:y1="15.804cm" svg:x2="19.201cm" svg:y2="15.804cm">
            <text:p/>
          </draw:line>
          <draw:line draw:style-name="gr6" draw:text-style-name="P1" draw:layer="layout" svg:x1="19.401cm" svg:y1="15.804cm" svg:x2="19.401cm" svg:y2="16.204cm">
            <text:p/>
          </draw:line>
          <draw:line draw:style-name="gr6" draw:text-style-name="P1" draw:layer="layout" svg:x1="19.801cm" svg:y1="16.204cm" svg:x2="19.401cm" svg:y2="16.204cm">
            <text:p/>
          </draw:line>
          <draw:line draw:style-name="gr6" draw:text-style-name="P1" draw:layer="layout" svg:x1="19.801cm" svg:y1="16.204cm" svg:x2="19.801cm" svg:y2="15.804cm">
            <text:p/>
          </draw:line>
          <draw:line draw:style-name="gr6" draw:text-style-name="P1" draw:layer="layout" svg:x1="20.001cm" svg:y1="15.804cm" svg:x2="19.801cm" svg:y2="15.804cm">
            <text:p/>
          </draw:line>
          <draw:line draw:style-name="gr6" draw:text-style-name="P1" draw:layer="layout" svg:x1="20.001cm" svg:y1="15.804cm" svg:x2="20.001cm" svg:y2="16.204cm">
            <text:p/>
          </draw:line>
          <draw:line draw:style-name="gr6" draw:text-style-name="P1" draw:layer="layout" svg:x1="20.401cm" svg:y1="16.204cm" svg:x2="20.001cm" svg:y2="16.204cm">
            <text:p/>
          </draw:line>
          <draw:line draw:style-name="gr6" draw:text-style-name="P1" draw:layer="layout" svg:x1="20.401cm" svg:y1="16.204cm" svg:x2="20.401cm" svg:y2="15.804cm">
            <text:p/>
          </draw:line>
          <draw:line draw:style-name="gr6" draw:text-style-name="P1" draw:layer="layout" svg:x1="20.601cm" svg:y1="15.804cm" svg:x2="20.401cm" svg:y2="15.804cm">
            <text:p/>
          </draw:line>
          <draw:line draw:style-name="gr6" draw:text-style-name="P1" draw:layer="layout" svg:x1="20.601cm" svg:y1="15.804cm" svg:x2="20.601cm" svg:y2="16.204cm">
            <text:p/>
          </draw:line>
          <draw:line draw:style-name="gr6" draw:text-style-name="P1" draw:layer="layout" svg:x1="21.001cm" svg:y1="16.204cm" svg:x2="20.601cm" svg:y2="16.204cm">
            <text:p/>
          </draw:line>
          <draw:line draw:style-name="gr6" draw:text-style-name="P1" draw:layer="layout" svg:x1="21.001cm" svg:y1="16.204cm" svg:x2="21.001cm" svg:y2="15.804cm">
            <text:p/>
          </draw:line>
          <draw:line draw:style-name="gr6" draw:text-style-name="P1" draw:layer="layout" svg:x1="21.201cm" svg:y1="15.804cm" svg:x2="21.001cm" svg:y2="15.804cm">
            <text:p/>
          </draw:line>
          <draw:line draw:style-name="gr6" draw:text-style-name="P1" draw:layer="layout" svg:x1="21.201cm" svg:y1="15.804cm" svg:x2="21.201cm" svg:y2="16.204cm">
            <text:p/>
          </draw:line>
          <draw:line draw:style-name="gr6" draw:text-style-name="P1" draw:layer="layout" svg:x1="21.601cm" svg:y1="16.204cm" svg:x2="21.201cm" svg:y2="16.204cm">
            <text:p/>
          </draw:line>
          <draw:line draw:style-name="gr6" draw:text-style-name="P1" draw:layer="layout" svg:x1="21.601cm" svg:y1="16.204cm" svg:x2="21.601cm" svg:y2="15.804cm">
            <text:p/>
          </draw:line>
          <draw:line draw:style-name="gr6" draw:text-style-name="P1" draw:layer="layout" svg:x1="21.801cm" svg:y1="15.804cm" svg:x2="21.601cm" svg:y2="15.804cm">
            <text:p/>
          </draw:line>
          <draw:line draw:style-name="gr6" draw:text-style-name="P1" draw:layer="layout" svg:x1="21.801cm" svg:y1="15.804cm" svg:x2="21.801cm" svg:y2="16.204cm">
            <text:p/>
          </draw:line>
          <draw:line draw:style-name="gr6" draw:text-style-name="P1" draw:layer="layout" svg:x1="22.201cm" svg:y1="16.204cm" svg:x2="21.801cm" svg:y2="16.204cm">
            <text:p/>
          </draw:line>
          <draw:line draw:style-name="gr6" draw:text-style-name="P1" draw:layer="layout" svg:x1="22.201cm" svg:y1="16.204cm" svg:x2="22.201cm" svg:y2="15.804cm">
            <text:p/>
          </draw:line>
          <draw:line draw:style-name="gr6" draw:text-style-name="P1" draw:layer="layout" svg:x1="22.401cm" svg:y1="15.804cm" svg:x2="22.201cm" svg:y2="15.804cm">
            <text:p/>
          </draw:line>
          <draw:line draw:style-name="gr6" draw:text-style-name="P1" draw:layer="layout" svg:x1="22.401cm" svg:y1="15.804cm" svg:x2="22.401cm" svg:y2="16.204cm">
            <text:p/>
          </draw:line>
          <draw:line draw:style-name="gr6" draw:text-style-name="P1" draw:layer="layout" svg:x1="22.801cm" svg:y1="16.204cm" svg:x2="22.401cm" svg:y2="16.204cm">
            <text:p/>
          </draw:line>
          <draw:line draw:style-name="gr6" draw:text-style-name="P1" draw:layer="layout" svg:x1="22.801cm" svg:y1="16.204cm" svg:x2="22.801cm" svg:y2="15.804cm">
            <text:p/>
          </draw:line>
          <draw:line draw:style-name="gr6" draw:text-style-name="P1" draw:layer="layout" svg:x1="23.001cm" svg:y1="15.804cm" svg:x2="22.801cm" svg:y2="15.804cm">
            <text:p/>
          </draw:line>
          <draw:line draw:style-name="gr6" draw:text-style-name="P1" draw:layer="layout" svg:x1="23.001cm" svg:y1="15.804cm" svg:x2="23.001cm" svg:y2="16.204cm">
            <text:p/>
          </draw:line>
          <draw:line draw:style-name="gr6" draw:text-style-name="P1" draw:layer="layout" svg:x1="23.401cm" svg:y1="16.204cm" svg:x2="23.001cm" svg:y2="16.204cm">
            <text:p/>
          </draw:line>
          <draw:line draw:style-name="gr6" draw:text-style-name="P1" draw:layer="layout" svg:x1="23.401cm" svg:y1="16.204cm" svg:x2="23.401cm" svg:y2="15.804cm">
            <text:p/>
          </draw:line>
          <draw:line draw:style-name="gr6" draw:text-style-name="P1" draw:layer="layout" svg:x1="23.601cm" svg:y1="15.804cm" svg:x2="23.401cm" svg:y2="15.804cm">
            <text:p/>
          </draw:line>
          <draw:line draw:style-name="gr6" draw:text-style-name="P1" draw:layer="layout" svg:x1="23.601cm" svg:y1="15.804cm" svg:x2="23.601cm" svg:y2="16.204cm">
            <text:p/>
          </draw:line>
          <draw:line draw:style-name="gr6" draw:text-style-name="P1" draw:layer="layout" svg:x1="24.001cm" svg:y1="16.204cm" svg:x2="23.601cm" svg:y2="16.204cm">
            <text:p/>
          </draw:line>
          <draw:line draw:style-name="gr6" draw:text-style-name="P1" draw:layer="layout" svg:x1="24.001cm" svg:y1="16.204cm" svg:x2="24.001cm" svg:y2="15.804cm">
            <text:p/>
          </draw:line>
          <draw:line draw:style-name="gr6" draw:text-style-name="P1" draw:layer="layout" svg:x1="24.201cm" svg:y1="15.804cm" svg:x2="24.001cm" svg:y2="15.804cm">
            <text:p/>
          </draw:line>
          <draw:line draw:style-name="gr6" draw:text-style-name="P1" draw:layer="layout" svg:x1="24.201cm" svg:y1="15.804cm" svg:x2="24.201cm" svg:y2="16.204cm">
            <text:p/>
          </draw:line>
          <draw:line draw:style-name="gr6" draw:text-style-name="P1" draw:layer="layout" svg:x1="24.601cm" svg:y1="16.204cm" svg:x2="24.201cm" svg:y2="16.204cm">
            <text:p/>
          </draw:line>
          <draw:line draw:style-name="gr6" draw:text-style-name="P1" draw:layer="layout" svg:x1="24.601cm" svg:y1="16.204cm" svg:x2="24.601cm" svg:y2="15.804cm">
            <text:p/>
          </draw:line>
          <draw:line draw:style-name="gr6" draw:text-style-name="P1" draw:layer="layout" svg:x1="24.801cm" svg:y1="15.804cm" svg:x2="24.601cm" svg:y2="15.804cm">
            <text:p/>
          </draw:line>
          <draw:line draw:style-name="gr6" draw:text-style-name="P1" draw:layer="layout" svg:x1="24.801cm" svg:y1="15.804cm" svg:x2="24.801cm" svg:y2="16.204cm">
            <text:p/>
          </draw:line>
          <draw:line draw:style-name="gr6" draw:text-style-name="P1" draw:layer="layout" svg:x1="25.201cm" svg:y1="16.204cm" svg:x2="24.801cm" svg:y2="16.204cm">
            <text:p/>
          </draw:line>
          <draw:line draw:style-name="gr6" draw:text-style-name="P1" draw:layer="layout" svg:x1="25.201cm" svg:y1="16.204cm" svg:x2="25.201cm" svg:y2="15.804cm">
            <text:p/>
          </draw:line>
          <draw:line draw:style-name="gr6" draw:text-style-name="P1" draw:layer="layout" svg:x1="25.401cm" svg:y1="15.804cm" svg:x2="25.201cm" svg:y2="15.804cm">
            <text:p/>
          </draw:line>
          <draw:line draw:style-name="gr6" draw:text-style-name="P1" draw:layer="layout" svg:x1="25.401cm" svg:y1="15.804cm" svg:x2="25.401cm" svg:y2="16.204cm">
            <text:p/>
          </draw:line>
          <draw:line draw:style-name="gr6" draw:text-style-name="P1" draw:layer="layout" svg:x1="25.801cm" svg:y1="16.204cm" svg:x2="25.401cm" svg:y2="16.204cm">
            <text:p/>
          </draw:line>
          <draw:line draw:style-name="gr6" draw:text-style-name="P1" draw:layer="layout" svg:x1="25.801cm" svg:y1="16.204cm" svg:x2="25.801cm" svg:y2="15.804cm">
            <text:p/>
          </draw:line>
          <draw:line draw:style-name="gr6" draw:text-style-name="P1" draw:layer="layout" svg:x1="26.001cm" svg:y1="15.804cm" svg:x2="25.801cm" svg:y2="15.804cm">
            <text:p/>
          </draw:line>
          <draw:line draw:style-name="gr6" draw:text-style-name="P1" draw:layer="layout" svg:x1="26.001cm" svg:y1="15.804cm" svg:x2="26.001cm" svg:y2="16.204cm">
            <text:p/>
          </draw:line>
          <draw:line draw:style-name="gr6" draw:text-style-name="P1" draw:layer="layout" svg:x1="26.401cm" svg:y1="16.204cm" svg:x2="26.001cm" svg:y2="16.204cm">
            <text:p/>
          </draw:line>
          <draw:line draw:style-name="gr6" draw:text-style-name="P1" draw:layer="layout" svg:x1="26.401cm" svg:y1="16.204cm" svg:x2="26.401cm" svg:y2="15.804cm">
            <text:p/>
          </draw:line>
          <draw:line draw:style-name="gr6" draw:text-style-name="P1" draw:layer="layout" svg:x1="26.601cm" svg:y1="15.804cm" svg:x2="26.401cm" svg:y2="15.804cm">
            <text:p/>
          </draw:line>
          <draw:line draw:style-name="gr6" draw:text-style-name="P1" draw:layer="layout" svg:x1="26.601cm" svg:y1="15.804cm" svg:x2="26.601cm" svg:y2="16.204cm">
            <text:p/>
          </draw:line>
          <draw:line draw:style-name="gr6" draw:text-style-name="P1" draw:layer="layout" svg:x1="27cm" svg:y1="16.2cm" svg:x2="26.601cm" svg:y2="16.204cm">
            <text:p/>
          </draw:line>
          <draw:custom-shape draw:style-name="gr1" draw:text-style-name="P7" draw:layer="layout" svg:width="0.6cm" svg:height="0.4cm" svg:x="16.001cm" svg:y="15.204cm">
            <text:p text:style-name="P7"><text:span text:style-name="T4">A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6.601cm" svg:y="15.204cm">
            <text:p text:style-name="P7"><text:span text:style-name="T4">A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7.201cm" svg:y="15.204cm">
            <text:p text:style-name="P7"><text:span text:style-name="T4">A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7.801cm" svg:y="15.204cm">
            <text:p text:style-name="P7"><text:span text:style-name="T4">A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8.401cm" svg:y="15.204cm">
            <text:p text:style-name="P7"><text:span text:style-name="T4">A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9.001cm" svg:y="15.204cm">
            <text:p text:style-name="P7"><text:span text:style-name="T4">A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19.601cm" svg:y="15.204cm">
            <text:p text:style-name="P7"><text:span text:style-name="T4">A0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6.8cm" svg:y1="15.6cm" svg:x2="26.151cm" svg:y2="15.603cm">
            <text:p/>
          </draw:line>
          <draw:line draw:style-name="gr6" draw:text-style-name="P1" draw:layer="layout" svg:x1="21.501cm" svg:y1="15.603cm" svg:x2="20.801cm" svg:y2="15.601cm">
            <text:p/>
          </draw:line>
          <draw:line draw:style-name="gr6" draw:text-style-name="P1" draw:layer="layout" svg:x1="15.359cm" svg:y1="15.204cm" svg:x2="15.359cm" svg:y2="15.604cm">
            <text:p/>
          </draw:line>
          <draw:line draw:style-name="gr6" draw:text-style-name="P1" draw:layer="layout" svg:x1="15.495cm" svg:y1="15.804cm" svg:x2="15.495cm" svg:y2="16.204cm">
            <text:p/>
          </draw:line>
          <draw:frame draw:style-name="gr9" draw:text-style-name="P6" draw:layer="layout" svg:width="0.601cm" svg:height="0.45cm" svg:x="10.016cm" svg:y="15.189cm">
            <draw:text-box>
              <text:p text:style-name="P6">0</text:p>
            </draw:text-box>
          </draw:frame>
          <draw:frame draw:style-name="gr9" draw:text-style-name="P6" draw:layer="layout" svg:width="0.601cm" svg:height="0.45cm" svg:x="10.617cm" svg:y="15.189cm">
            <draw:text-box>
              <text:p text:style-name="P6">0</text:p>
            </draw:text-box>
          </draw:frame>
          <draw:line draw:style-name="gr6" draw:text-style-name="P1" draw:layer="layout" svg:x1="20.801cm" svg:y1="15.203cm" svg:x2="20.101cm" svg:y2="15.201cm">
            <text:p/>
          </draw:line>
          <draw:line draw:style-name="gr6" draw:text-style-name="P1" draw:layer="layout" svg:x1="20.801cm" svg:y1="15.204cm" svg:x2="20.801cm" svg:y2="15.604cm">
            <text:p/>
          </draw:line>
          <draw:custom-shape draw:style-name="gr1" draw:text-style-name="P7" draw:layer="layout" svg:width="0.6cm" svg:height="0.4cm" svg:x="22.001cm" svg:y="15.204cm">
            <text:p text:style-name="P7"><text:span text:style-name="T4">D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2.601cm" svg:y="15.204cm">
            <text:p text:style-name="P7"><text:span text:style-name="T4">D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3.201cm" svg:y="15.204cm">
            <text:p text:style-name="P7"><text:span text:style-name="T4">D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3.801cm" svg:y="15.204cm">
            <text:p text:style-name="P7"><text:span text:style-name="T4">D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4.401cm" svg:y="15.204cm">
            <text:p text:style-name="P7"><text:span text:style-name="T4">D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5.001cm" svg:y="15.204cm">
            <text:p text:style-name="P7"><text:span text:style-name="T4">D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5.601cm" svg:y="15.204cm">
            <text:p text:style-name="P7"><text:span text:style-name="T4">D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1.401cm" svg:y="15.204cm">
            <text:p text:style-name="P7"><text:span text:style-name="T4">D7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4.799cm" svg:height="0.6cm" svg:x="26.808cm" svg:y="14.204cm">
            <text:p text:style-name="P4">Read Data[15:8]</text:p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074cm" svg:height="0.45cm" svg:x="30.883cm" svg:y="13.83cm">
            <draw:text-box>
              <text:p text:style-name="P6">LSB</text:p>
            </draw:text-box>
          </draw:frame>
          <draw:frame draw:style-name="gr9" draw:text-style-name="P6" draw:layer="layout" svg:width="1.049cm" svg:height="0.45cm" svg:x="26.658cm" svg:y="13.83cm">
            <draw:text-box>
              <text:p text:style-name="P6">MSB</text:p>
            </draw:text-box>
          </draw:frame>
          <draw:custom-shape draw:style-name="gr3" draw:text-style-name="P4" draw:layer="layout" svg:width="0.6cm" svg:height="0.6cm" svg:x="31.608cm" svg:y="14.20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12cm" svg:height="0.489cm" svg:x="31.368cm" svg:y="14.254cm">
            <draw:text-box>
              <text:p><text:span text:style-name="T4">NACK</text:span></text:p>
            </draw:text-box>
          </draw:frame>
          <draw:custom-shape draw:style-name="gr13" draw:text-style-name="P4" draw:layer="layout" svg:width="0.6cm" svg:height="0.6cm" svg:x="32.208cm" svg:y="14.20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12cm" svg:height="0.489cm" svg:x="32.053cm" svg:y="14.254cm">
            <draw:text-box>
              <text:p><text:span text:style-name="T4">Stop</text:span></text:p>
            </draw:text-box>
          </draw:frame>
          <draw:line draw:style-name="gr6" draw:text-style-name="P1" draw:layer="layout" svg:x1="27.006cm" svg:y1="16.204cm" svg:x2="27.006cm" svg:y2="15.804cm">
            <text:p/>
          </draw:line>
          <draw:line draw:style-name="gr6" draw:text-style-name="P1" draw:layer="layout" svg:x1="27.206cm" svg:y1="15.804cm" svg:x2="27.006cm" svg:y2="15.804cm">
            <text:p/>
          </draw:line>
          <draw:line draw:style-name="gr6" draw:text-style-name="P1" draw:layer="layout" svg:x1="27.206cm" svg:y1="15.804cm" svg:x2="27.206cm" svg:y2="16.204cm">
            <text:p/>
          </draw:line>
          <draw:line draw:style-name="gr6" draw:text-style-name="P1" draw:layer="layout" svg:x1="27.606cm" svg:y1="16.204cm" svg:x2="27.206cm" svg:y2="16.204cm">
            <text:p/>
          </draw:line>
          <draw:line draw:style-name="gr6" draw:text-style-name="P1" draw:layer="layout" svg:x1="27.606cm" svg:y1="16.204cm" svg:x2="27.606cm" svg:y2="15.804cm">
            <text:p/>
          </draw:line>
          <draw:line draw:style-name="gr6" draw:text-style-name="P1" draw:layer="layout" svg:x1="27.806cm" svg:y1="15.804cm" svg:x2="27.606cm" svg:y2="15.804cm">
            <text:p/>
          </draw:line>
          <draw:line draw:style-name="gr6" draw:text-style-name="P1" draw:layer="layout" svg:x1="27.806cm" svg:y1="15.804cm" svg:x2="27.806cm" svg:y2="16.204cm">
            <text:p/>
          </draw:line>
          <draw:line draw:style-name="gr6" draw:text-style-name="P1" draw:layer="layout" svg:x1="28.206cm" svg:y1="16.204cm" svg:x2="27.806cm" svg:y2="16.204cm">
            <text:p/>
          </draw:line>
          <draw:line draw:style-name="gr6" draw:text-style-name="P1" draw:layer="layout" svg:x1="28.206cm" svg:y1="16.204cm" svg:x2="28.206cm" svg:y2="15.804cm">
            <text:p/>
          </draw:line>
          <draw:line draw:style-name="gr6" draw:text-style-name="P1" draw:layer="layout" svg:x1="28.406cm" svg:y1="15.804cm" svg:x2="28.206cm" svg:y2="15.804cm">
            <text:p/>
          </draw:line>
          <draw:line draw:style-name="gr6" draw:text-style-name="P1" draw:layer="layout" svg:x1="28.406cm" svg:y1="15.804cm" svg:x2="28.406cm" svg:y2="16.204cm">
            <text:p/>
          </draw:line>
          <draw:line draw:style-name="gr6" draw:text-style-name="P1" draw:layer="layout" svg:x1="28.806cm" svg:y1="16.204cm" svg:x2="28.406cm" svg:y2="16.204cm">
            <text:p/>
          </draw:line>
          <draw:line draw:style-name="gr6" draw:text-style-name="P1" draw:layer="layout" svg:x1="28.806cm" svg:y1="16.204cm" svg:x2="28.806cm" svg:y2="15.804cm">
            <text:p/>
          </draw:line>
          <draw:line draw:style-name="gr6" draw:text-style-name="P1" draw:layer="layout" svg:x1="29.006cm" svg:y1="15.804cm" svg:x2="28.806cm" svg:y2="15.804cm">
            <text:p/>
          </draw:line>
          <draw:line draw:style-name="gr6" draw:text-style-name="P1" draw:layer="layout" svg:x1="29.006cm" svg:y1="15.804cm" svg:x2="29.006cm" svg:y2="16.204cm">
            <text:p/>
          </draw:line>
          <draw:line draw:style-name="gr6" draw:text-style-name="P1" draw:layer="layout" svg:x1="29.406cm" svg:y1="16.204cm" svg:x2="29.006cm" svg:y2="16.204cm">
            <text:p/>
          </draw:line>
          <draw:line draw:style-name="gr6" draw:text-style-name="P1" draw:layer="layout" svg:x1="29.406cm" svg:y1="16.204cm" svg:x2="29.406cm" svg:y2="15.804cm">
            <text:p/>
          </draw:line>
          <draw:line draw:style-name="gr6" draw:text-style-name="P1" draw:layer="layout" svg:x1="29.606cm" svg:y1="15.804cm" svg:x2="29.406cm" svg:y2="15.804cm">
            <text:p/>
          </draw:line>
          <draw:line draw:style-name="gr6" draw:text-style-name="P1" draw:layer="layout" svg:x1="29.606cm" svg:y1="15.804cm" svg:x2="29.606cm" svg:y2="16.204cm">
            <text:p/>
          </draw:line>
          <draw:line draw:style-name="gr6" draw:text-style-name="P1" draw:layer="layout" svg:x1="30.006cm" svg:y1="16.204cm" svg:x2="29.606cm" svg:y2="16.204cm">
            <text:p/>
          </draw:line>
          <draw:line draw:style-name="gr6" draw:text-style-name="P1" draw:layer="layout" svg:x1="30.006cm" svg:y1="16.204cm" svg:x2="30.006cm" svg:y2="15.804cm">
            <text:p/>
          </draw:line>
          <draw:line draw:style-name="gr6" draw:text-style-name="P1" draw:layer="layout" svg:x1="30.206cm" svg:y1="15.804cm" svg:x2="30.006cm" svg:y2="15.804cm">
            <text:p/>
          </draw:line>
          <draw:line draw:style-name="gr6" draw:text-style-name="P1" draw:layer="layout" svg:x1="30.206cm" svg:y1="15.804cm" svg:x2="30.206cm" svg:y2="16.204cm">
            <text:p/>
          </draw:line>
          <draw:line draw:style-name="gr6" draw:text-style-name="P1" draw:layer="layout" svg:x1="30.606cm" svg:y1="16.204cm" svg:x2="30.206cm" svg:y2="16.204cm">
            <text:p/>
          </draw:line>
          <draw:line draw:style-name="gr6" draw:text-style-name="P1" draw:layer="layout" svg:x1="30.606cm" svg:y1="16.204cm" svg:x2="30.606cm" svg:y2="15.804cm">
            <text:p/>
          </draw:line>
          <draw:line draw:style-name="gr6" draw:text-style-name="P1" draw:layer="layout" svg:x1="30.806cm" svg:y1="15.804cm" svg:x2="30.606cm" svg:y2="15.804cm">
            <text:p/>
          </draw:line>
          <draw:line draw:style-name="gr6" draw:text-style-name="P1" draw:layer="layout" svg:x1="30.806cm" svg:y1="15.804cm" svg:x2="30.806cm" svg:y2="16.204cm">
            <text:p/>
          </draw:line>
          <draw:line draw:style-name="gr6" draw:text-style-name="P1" draw:layer="layout" svg:x1="31.206cm" svg:y1="16.204cm" svg:x2="30.806cm" svg:y2="16.204cm">
            <text:p/>
          </draw:line>
          <draw:line draw:style-name="gr6" draw:text-style-name="P1" draw:layer="layout" svg:x1="31.206cm" svg:y1="16.204cm" svg:x2="31.206cm" svg:y2="15.804cm">
            <text:p/>
          </draw:line>
          <draw:line draw:style-name="gr6" draw:text-style-name="P1" draw:layer="layout" svg:x1="31.406cm" svg:y1="15.804cm" svg:x2="31.206cm" svg:y2="15.804cm">
            <text:p/>
          </draw:line>
          <draw:line draw:style-name="gr6" draw:text-style-name="P1" draw:layer="layout" svg:x1="31.406cm" svg:y1="15.804cm" svg:x2="31.406cm" svg:y2="16.204cm">
            <text:p/>
          </draw:line>
          <draw:line draw:style-name="gr6" draw:text-style-name="P1" draw:layer="layout" svg:x1="31.806cm" svg:y1="16.204cm" svg:x2="31.406cm" svg:y2="16.204cm">
            <text:p/>
          </draw:line>
          <draw:line draw:style-name="gr6" draw:text-style-name="P1" draw:layer="layout" svg:x1="31.806cm" svg:y1="16.204cm" svg:x2="31.806cm" svg:y2="15.804cm">
            <text:p/>
          </draw:line>
          <draw:line draw:style-name="gr6" draw:text-style-name="P1" draw:layer="layout" svg:x1="32.006cm" svg:y1="15.804cm" svg:x2="31.806cm" svg:y2="15.804cm">
            <text:p/>
          </draw:line>
          <draw:line draw:style-name="gr6" draw:text-style-name="P1" draw:layer="layout" svg:x1="32.006cm" svg:y1="15.804cm" svg:x2="32.006cm" svg:y2="16.204cm">
            <text:p/>
          </draw:line>
          <draw:line draw:style-name="gr6" draw:text-style-name="P1" draw:layer="layout" svg:x1="32.306cm" svg:y1="16.204cm" svg:x2="32.006cm" svg:y2="16.204cm">
            <text:p/>
          </draw:line>
          <draw:line draw:style-name="gr6" draw:text-style-name="P1" draw:layer="layout" svg:x1="32.156cm" svg:y1="15.201cm" svg:x2="31.556cm" svg:y2="15.203cm">
            <text:p/>
          </draw:line>
          <draw:custom-shape draw:style-name="gr1" draw:text-style-name="P7" draw:layer="layout" svg:width="0.6cm" svg:height="0.4cm" svg:x="27.406cm" svg:y="15.204cm">
            <text:p text:style-name="P7"><text:span text:style-name="T4">D1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8.006cm" svg:y="15.204cm">
            <text:p text:style-name="P7"><text:span text:style-name="T4">D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8.606cm" svg:y="15.204cm">
            <text:p text:style-name="P7"><text:span text:style-name="T4">D1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9.206cm" svg:y="15.204cm">
            <text:p text:style-name="P7"><text:span text:style-name="T4">D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9.806cm" svg:y="15.204cm">
            <text:p text:style-name="P7"><text:span text:style-name="T4">D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30.406cm" svg:y="15.204cm">
            <text:p text:style-name="P7"><text:span text:style-name="T4">D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31.006cm" svg:y="15.204cm">
            <text:p text:style-name="P7"><text:span text:style-name="T4">D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0.6cm" svg:height="0.4cm" svg:x="26.806cm" svg:y="15.204cm">
            <text:p text:style-name="P7"><text:span text:style-name="T4">D15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32.156cm" svg:y1="15.201cm" svg:x2="32.156cm" svg:y2="15.601cm">
            <text:p/>
          </draw:line>
          <draw:line draw:style-name="gr6" draw:text-style-name="P1" draw:layer="layout" svg:x1="32.506cm" svg:y1="15.601cm" svg:x2="32.156cm" svg:y2="15.601cm">
            <text:p/>
          </draw:line>
          <draw:line draw:style-name="gr6" draw:text-style-name="P1" draw:layer="layout" svg:x1="32.506cm" svg:y1="15.601cm" svg:x2="32.506cm" svg:y2="15.201cm">
            <text:p/>
          </draw:line>
          <draw:line draw:style-name="gr6" draw:text-style-name="P1" draw:layer="layout" svg:x1="33.006cm" svg:y1="15.201cm" svg:x2="32.506cm" svg:y2="15.201cm">
            <text:p/>
          </draw:line>
          <draw:line draw:style-name="gr6" draw:text-style-name="P1" draw:layer="layout" svg:x1="32.306cm" svg:y1="16.204cm" svg:x2="32.306cm" svg:y2="15.801cm">
            <text:p/>
          </draw:line>
          <draw:line draw:style-name="gr6" draw:text-style-name="P1" draw:layer="layout" svg:x1="33.006cm" svg:y1="15.801cm" svg:x2="32.306cm" svg:y2="15.802cm">
            <text:p/>
          </draw:line>
        </draw:g>
        <draw:custom-shape draw:style-name="gr2" draw:text-style-name="P3" draw:layer="layout" svg:width="1.05cm" svg:height="0.6cm" svg:x="1.83cm" svg:y="9.845cm">
          <text:list text:style-name="L1">
            <text:list-item>
              <text:p text:style-name="P1"><text:span text:style-name="T2"><text:s/></text:span><text:span text:style-name="T3">8-bit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5cm" svg:height="0.6cm" svg:x="1.91cm" svg:y="13.3cm">
          <text:list text:style-name="L1">
            <text:list-item>
              <text:p text:style-name="P1"><text:span text:style-name="T2"><text:s/></text:span><text:span text:style-name="T3">16-bit: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1-10T23:18:02</dc:date>
    <meta:editing-duration>PT8H4M38S</meta:editing-duration>
    <meta:editing-cycles>36</meta:editing-cycles>
    <meta:generator>LibreOffice/3.4$Unix LibreOffice_project/340m1$Build-1403</meta:generator>
    <meta:document-statistic meta:object-count="541"/>
    <meta:user-defined meta:name="Info 1"/>
    <meta:user-defined meta:name="Info 2"/>
    <meta:user-defined meta:name="Info 3"/>
    <meta:user-defined meta:name="Info 4"/>
  </office:meta>
</office:document-meta>
</file>